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49621" officeooo:paragraph-rsid="00049621" style:font-size-asian="12.25pt" style:font-size-complex="14pt"/>
    </style:style>
    <style:style style:name="P3" style:family="paragraph" style:parent-style-name="Standard">
      <style:text-properties fo:font-size="14pt" officeooo:rsid="001b68f4" officeooo:paragraph-rsid="001b68f4" style:font-size-asian="12.25pt" style:font-size-complex="14pt"/>
    </style:style>
    <style:style style:name="P4" style:family="paragraph" style:parent-style-name="Standard">
      <style:text-properties officeooo:rsid="00049621" officeooo:paragraph-rsid="00049621"/>
    </style:style>
    <style:style style:name="P5" style:family="paragraph" style:parent-style-name="Standard">
      <style:text-properties officeooo:rsid="00119bc5" officeooo:paragraph-rsid="00119bc5"/>
    </style:style>
    <style:style style:name="P6" style:family="paragraph" style:parent-style-name="Standard">
      <style:text-properties officeooo:rsid="00151ce9" officeooo:paragraph-rsid="00151ce9"/>
    </style:style>
    <style:style style:name="P7" style:family="paragraph" style:parent-style-name="Standard">
      <style:text-properties officeooo:rsid="0019b008" officeooo:paragraph-rsid="0019b008"/>
    </style:style>
    <style:style style:name="P8" style:family="paragraph" style:parent-style-name="Standard">
      <style:text-properties officeooo:paragraph-rsid="0042e210"/>
    </style:style>
    <style:style style:name="P9" style:family="paragraph" style:parent-style-name="Standard">
      <style:text-properties officeooo:paragraph-rsid="004885d3"/>
    </style:style>
    <style:style style:name="P10" style:family="paragraph" style:parent-style-name="Standard">
      <style:text-properties officeooo:rsid="00547dc6" officeooo:paragraph-rsid="00547dc6"/>
    </style:style>
    <style:style style:name="P11" style:family="paragraph" style:parent-style-name="Standard">
      <style:text-properties officeooo:rsid="00568be3" officeooo:paragraph-rsid="00568be3"/>
    </style:style>
    <style:style style:name="P12" style:family="paragraph" style:parent-style-name="Standard">
      <style:text-properties officeooo:paragraph-rsid="00676cb2"/>
    </style:style>
    <style:style style:name="P13" style:family="paragraph" style:parent-style-name="Standard">
      <style:text-properties officeooo:paragraph-rsid="006ca297"/>
    </style:style>
    <style:style style:name="P14" style:family="paragraph" style:parent-style-name="Standard">
      <style:text-properties officeooo:paragraph-rsid="006cb01a"/>
    </style:style>
    <style:style style:name="P15" style:family="paragraph" style:parent-style-name="Standard">
      <style:text-properties officeooo:paragraph-rsid="006cbc05"/>
    </style:style>
    <style:style style:name="P16" style:family="paragraph" style:parent-style-name="Standard">
      <style:text-properties officeooo:paragraph-rsid="007929ee"/>
    </style:style>
    <style:style style:name="P17" style:family="paragraph" style:parent-style-name="Heading_20_3">
      <style:text-properties officeooo:paragraph-rsid="0082b641"/>
    </style:style>
    <style:style style:name="T1" style:family="text">
      <style:text-properties officeooo:rsid="00049621"/>
    </style:style>
    <style:style style:name="T2" style:family="text">
      <style:text-properties officeooo:rsid="00075393"/>
    </style:style>
    <style:style style:name="T3" style:family="text">
      <style:text-properties officeooo:rsid="0009517e"/>
    </style:style>
    <style:style style:name="T4" style:family="text">
      <style:text-properties officeooo:rsid="000bcc0e"/>
    </style:style>
    <style:style style:name="T5" style:family="text">
      <style:text-properties officeooo:rsid="000de4b5"/>
    </style:style>
    <style:style style:name="T6" style:family="text">
      <style:text-properties officeooo:rsid="000f9029"/>
    </style:style>
    <style:style style:name="T7" style:family="text">
      <style:text-properties officeooo:rsid="0012a9a1"/>
    </style:style>
    <style:style style:name="T8" style:family="text">
      <style:text-properties officeooo:rsid="0013c94d"/>
    </style:style>
    <style:style style:name="T9" style:family="text">
      <style:text-properties officeooo:rsid="00186b4f"/>
    </style:style>
    <style:style style:name="T10" style:family="text">
      <style:text-properties officeooo:rsid="00199a2a"/>
    </style:style>
    <style:style style:name="T11" style:family="text">
      <style:text-properties officeooo:rsid="0019b008"/>
    </style:style>
    <style:style style:name="T12" style:family="text">
      <style:text-properties officeooo:rsid="001b1200"/>
    </style:style>
    <style:style style:name="T13" style:family="text">
      <style:text-properties officeooo:rsid="001e0f18"/>
    </style:style>
    <style:style style:name="T14" style:family="text">
      <style:text-properties officeooo:rsid="001f8383"/>
    </style:style>
    <style:style style:name="T15" style:family="text">
      <style:text-properties officeooo:rsid="0022080a"/>
    </style:style>
    <style:style style:name="T16" style:family="text">
      <style:text-properties officeooo:rsid="0022c46d"/>
    </style:style>
    <style:style style:name="T17" style:family="text">
      <style:text-properties officeooo:rsid="002325b9"/>
    </style:style>
    <style:style style:name="T18" style:family="text">
      <style:text-properties officeooo:rsid="002489fc"/>
    </style:style>
    <style:style style:name="T19" style:family="text">
      <style:text-properties officeooo:rsid="0025fad1"/>
    </style:style>
    <style:style style:name="T20" style:family="text">
      <style:text-properties officeooo:rsid="002797bf"/>
    </style:style>
    <style:style style:name="T21" style:family="text">
      <style:text-properties officeooo:rsid="0028b490"/>
    </style:style>
    <style:style style:name="T22" style:family="text">
      <style:text-properties officeooo:rsid="0029ee20"/>
    </style:style>
    <style:style style:name="T23" style:family="text">
      <style:text-properties officeooo:rsid="002be643"/>
    </style:style>
    <style:style style:name="T24" style:family="text">
      <style:text-properties officeooo:rsid="002dc7e2"/>
    </style:style>
    <style:style style:name="T25" style:family="text">
      <style:text-properties officeooo:rsid="002f1ce9"/>
    </style:style>
    <style:style style:name="T26" style:family="text">
      <style:text-properties officeooo:rsid="002f5480"/>
    </style:style>
    <style:style style:name="T27" style:family="text">
      <style:text-properties officeooo:rsid="002fcbdd"/>
    </style:style>
    <style:style style:name="T28" style:family="text">
      <style:text-properties officeooo:rsid="0031296e"/>
    </style:style>
    <style:style style:name="T29" style:family="text">
      <style:text-properties officeooo:rsid="0033caab"/>
    </style:style>
    <style:style style:name="T30" style:family="text">
      <style:text-properties officeooo:rsid="0034fcac"/>
    </style:style>
    <style:style style:name="T31" style:family="text">
      <style:text-properties officeooo:rsid="0035d374"/>
    </style:style>
    <style:style style:name="T32" style:family="text">
      <style:text-properties officeooo:rsid="003631c1"/>
    </style:style>
    <style:style style:name="T33" style:family="text">
      <style:text-properties officeooo:rsid="0037f53e"/>
    </style:style>
    <style:style style:name="T34" style:family="text">
      <style:text-properties officeooo:rsid="0038c77a"/>
    </style:style>
    <style:style style:name="T35" style:family="text">
      <style:text-properties officeooo:rsid="00393db9"/>
    </style:style>
    <style:style style:name="T36" style:family="text">
      <style:text-properties officeooo:rsid="003a6077"/>
    </style:style>
    <style:style style:name="T37" style:family="text">
      <style:text-properties officeooo:rsid="003c1c58"/>
    </style:style>
    <style:style style:name="T38" style:family="text">
      <style:text-properties officeooo:rsid="003ccb35"/>
    </style:style>
    <style:style style:name="T39" style:family="text">
      <style:text-properties officeooo:rsid="003e99fc"/>
    </style:style>
    <style:style style:name="T40" style:family="text">
      <style:text-properties officeooo:rsid="003ff21f"/>
    </style:style>
    <style:style style:name="T41" style:family="text">
      <style:text-properties officeooo:rsid="00401c7c"/>
    </style:style>
    <style:style style:name="T42" style:family="text">
      <style:text-properties officeooo:rsid="0042e210"/>
    </style:style>
    <style:style style:name="T43" style:family="text">
      <style:text-properties officeooo:rsid="004930b4"/>
    </style:style>
    <style:style style:name="T44" style:family="text">
      <style:text-properties officeooo:rsid="004d0e21"/>
    </style:style>
    <style:style style:name="T45" style:family="text">
      <style:text-properties officeooo:rsid="004df5c0"/>
    </style:style>
    <style:style style:name="T46" style:family="text">
      <style:text-properties officeooo:rsid="004f8a08"/>
    </style:style>
    <style:style style:name="T47" style:family="text">
      <style:text-properties officeooo:rsid="00511396"/>
    </style:style>
    <style:style style:name="T48" style:family="text">
      <style:text-properties officeooo:rsid="0052415e"/>
    </style:style>
    <style:style style:name="T49" style:family="text">
      <style:text-properties officeooo:rsid="00531b0c"/>
    </style:style>
    <style:style style:name="T50" style:family="text">
      <style:text-properties officeooo:rsid="005634a1"/>
    </style:style>
    <style:style style:name="T51" style:family="text">
      <style:text-properties officeooo:rsid="0057abd0"/>
    </style:style>
    <style:style style:name="T52" style:family="text">
      <style:text-properties officeooo:rsid="0058b21a"/>
    </style:style>
    <style:style style:name="T53" style:family="text">
      <style:text-properties officeooo:rsid="005a62d8"/>
    </style:style>
    <style:style style:name="T54" style:family="text">
      <style:text-properties officeooo:rsid="005b070d"/>
    </style:style>
    <style:style style:name="T55" style:family="text">
      <style:text-properties officeooo:rsid="005c9974"/>
    </style:style>
    <style:style style:name="T56" style:family="text">
      <style:text-properties officeooo:rsid="005e4fae"/>
    </style:style>
    <style:style style:name="T57" style:family="text">
      <style:text-properties officeooo:rsid="00602260"/>
    </style:style>
    <style:style style:name="T58" style:family="text">
      <style:text-properties officeooo:rsid="0060fdad"/>
    </style:style>
    <style:style style:name="T59" style:family="text">
      <style:text-properties officeooo:rsid="006297d8"/>
    </style:style>
    <style:style style:name="T60" style:family="text">
      <style:text-properties officeooo:rsid="00648445"/>
    </style:style>
    <style:style style:name="T61" style:family="text">
      <style:text-properties officeooo:rsid="0065cebb"/>
    </style:style>
    <style:style style:name="T62" style:family="text">
      <style:text-properties officeooo:rsid="006616ae"/>
    </style:style>
    <style:style style:name="T63" style:family="text">
      <style:text-properties officeooo:rsid="006997df"/>
    </style:style>
    <style:style style:name="T64" style:family="text">
      <style:text-properties officeooo:rsid="006c48b1"/>
    </style:style>
    <style:style style:name="T65" style:family="text">
      <style:text-properties officeooo:rsid="006ca297"/>
    </style:style>
    <style:style style:name="T66" style:family="text">
      <style:text-properties officeooo:rsid="006cbc05"/>
    </style:style>
    <style:style style:name="T67" style:family="text">
      <style:text-properties officeooo:rsid="006d8073"/>
    </style:style>
    <style:style style:name="T68" style:family="text">
      <style:text-properties officeooo:rsid="006ec589"/>
    </style:style>
    <style:style style:name="T69" style:family="text">
      <style:text-properties officeooo:rsid="0070a2e7"/>
    </style:style>
    <style:style style:name="T70" style:family="text">
      <style:text-properties officeooo:rsid="00717b71"/>
    </style:style>
    <style:style style:name="T71" style:family="text">
      <style:text-properties officeooo:rsid="007320d8"/>
    </style:style>
    <style:style style:name="T72" style:family="text">
      <style:text-properties officeooo:rsid="0074b274"/>
    </style:style>
    <style:style style:name="T73" style:family="text">
      <style:text-properties officeooo:rsid="00764cad"/>
    </style:style>
    <style:style style:name="T74" style:family="text">
      <style:text-properties officeooo:rsid="0077e6c3"/>
    </style:style>
    <style:style style:name="T75" style:family="text">
      <style:text-properties officeooo:rsid="0077e7d0"/>
    </style:style>
    <style:style style:name="T76" style:family="text">
      <style:text-properties officeooo:rsid="007929ee"/>
    </style:style>
    <style:style style:name="T77" style:family="text">
      <style:text-properties officeooo:rsid="007a7a57"/>
    </style:style>
    <style:style style:name="T78" style:family="text">
      <style:text-properties officeooo:rsid="007b9c5b"/>
    </style:style>
    <style:style style:name="T79" style:family="text">
      <style:text-properties officeooo:rsid="007bd084"/>
    </style:style>
    <style:style style:name="T80" style:family="text">
      <style:text-properties officeooo:rsid="007cab97"/>
    </style:style>
    <style:style style:name="T81" style:family="text">
      <style:text-properties officeooo:rsid="007d7a06"/>
    </style:style>
    <style:style style:name="T82" style:family="text">
      <style:text-properties officeooo:rsid="007e01a7"/>
    </style:style>
    <style:style style:name="T83" style:family="text">
      <style:text-properties officeooo:rsid="007e0ebf"/>
    </style:style>
    <style:style style:name="T84" style:family="text">
      <style:text-properties officeooo:rsid="007eb05b"/>
    </style:style>
    <style:style style:name="T85" style:family="text">
      <style:text-properties officeooo:rsid="007fdc22"/>
    </style:style>
    <style:style style:name="T86" style:family="text">
      <style:text-properties officeooo:rsid="0080b655"/>
    </style:style>
    <style:style style:name="T87" style:family="text">
      <style:text-properties officeooo:rsid="0081b821"/>
    </style:style>
    <style:style style:name="T88" style:family="text">
      <style:text-properties officeooo:rsid="00838e91"/>
    </style:style>
    <style:style style:name="T89" style:family="text">
      <style:text-properties officeooo:rsid="00854baa"/>
    </style:style>
    <style:style style:name="T90" style:family="text">
      <style:text-properties officeooo:rsid="00864617"/>
    </style:style>
    <style:style style:name="T91" style:family="text">
      <style:text-properties officeooo:rsid="0086a800"/>
    </style:style>
    <style:style style:name="T92" style:family="text">
      <style:text-properties officeooo:rsid="00872bbe"/>
    </style:style>
    <style:style style:name="T93" style:family="text">
      <style:text-properties officeooo:rsid="0088441c"/>
    </style:style>
    <style:style style:name="T94" style:family="text">
      <style:text-properties officeooo:rsid="00885799"/>
    </style:style>
    <style:style style:name="T95" style:family="text">
      <style:text-properties officeooo:rsid="00888e4a"/>
    </style:style>
    <style:style style:name="T96" style:family="text">
      <style:text-properties officeooo:rsid="008c4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ᏂᏧᏛᏁᎸᎢ, ᏧᏰᎵᏒᎢ, ᎠᎴ ᏧᏬᎵᏗ ᎠᏦᏪᎳᏅᎢ<text:span text:style-name="T1"/></text:p>
      <text:p text:style-name="P1">ᎤᏍᏗ ᎠᎩᎦᎨ ᏥᏔᎦ ᎠᎩᏏ.<text:span text:style-name="T1"/><text:span text:style-name="T1"/></text:p>
      <text:h text:style-name="Heading_20_1" text:outline-level="1">ᎠᏯᏙᎸᎢ 1</text:h>
      <text:p text:style-name="P2">[ᏗᏥᎶᏍᏓᏅᎯ]</text:p>
      <text:p text:style-name="P2">ᏥᏔᎦ ᎯᎪᏩᏔ.</text:p>
      <text:p text:style-name="P2">ᏥᏔᎦ ᏥᎪᏩᏘᎭ.</text:p>
      <text:p text:style-name="P2">Ꮎ ᏥᏔᎦ ᎠᎩᎦᎨ.</text:p>
      <text:p text:style-name="P3">Ꮎ ᏥᏔᎦ ᎠᎩᏏ.</text:p>
      <text:p text:style-name="P2">ᎠᎩᎦᎨ ᏥᏔᎦ ᎯᎪᏩᏔ.</text:p>
      <text:p text:style-name="P2">ᎠᎩᎦᎨ ᏥᏔᎦ ᎠᎩᏏ ᏥᎪᏩᏘᎭ.</text:p>
      <text:h text:style-name="Heading_20_1" text:outline-level="1">ᎠᏯᏙᎸᎢ 2</text:h>
      <text:p text:style-name="P2">[ᏗᏥᎶᏍᏓᏅᎯ]</text:p>
      <text:p text:style-name="P2">ᏥᏥᏔᎦ.</text:p>
      <text:p text:style-name="P2">ᏥᎩᎦᎨ ᏥᏔᎦ.</text:p>
      <text:p text:style-name="P2">ᎯᏥᏔᎦᏍ?</text:p>
      <text:p text:style-name="P2">ᏥᏔᎦ ᎯᎪᏩᏔ.</text:p>
      <text:p text:style-name="P2">ᏥᏔᎦ ᎠᎩᎦᎨ.</text:p>
      <text:p text:style-name="P2">ᎠᎩᎦᎨ ᏥᏔᎦ ᎯᎪᏩᏔ.</text:p>
      <text:h text:style-name="Heading_20_1" text:outline-level="1">ᎠᏯᏙᎸᎢ 3</text:h>
      <text:p text:style-name="P2">ᎦᏙ ᎤᏍᏗ ᎯᎠ?</text:p>
      <text:p text:style-name="P2">ᎯᎠ ᏥᏔᎦ.</text:p>
      <text:p text:style-name="P2">ᏥᏔᎦ ᎯᎪᏩᏔ.</text:p>
      <text:p text:style-name="P2">ᎥᏍᎩᎾ ᎠᎩᎦᎨ ᏥᏔᎦ.</text:p>
      <text:p text:style-name="P2">ᎦᏙ ᎤᏍᏗ ᎯᎠ ᏥᏔᎦ?</text:p>
      <text:p text:style-name="P2">ᎯᎠ ᎠᎩᎦᎨ ᏥᏔᎦ.</text:p>
      <text:p text:style-name="P2">ᎯᎠᏍ ᏥᏔᎦ?</text:p>
      <text:p text:style-name="P2">ᎦᏙ ᎤᏍᏗ ᏂᎯ?</text:p>
      <text:p text:style-name="P2">ᎯᏥᏔᎦᏍ?</text:p>
      <text:p text:style-name="P2">“ᎥᎥ, ᏥᏥᏔᎦ.</text:p>
      <text:p text:style-name="P2">ᏥᎩᎦᎨ ᏥᏔᎦ.”</text:p>
      <text:h text:style-name="Heading_20_1" text:outline-level="1">ᎠᏯᏙᎸᎢ 4</text:h>
      <text:p text:style-name="P2">[ᏗᏥᎶᏍᏓᏅᎯ]</text:p>
      <text:p text:style-name="P2">ᎧᏂᏈᏌ ᎯᎪᏩᏔ.</text:p>
      <text:p text:style-name="P2">ᏪᏌ ᎯᎪᏩᏔ.</text:p>
      <text:p text:style-name="P2">ᏪᏌ ᎣᎩᎾᎵᎢ.</text:p>
      <text:p text:style-name="P2">ᏏᏆ ᎯᎪᏩᏔ.</text:p>
      <text:p text:style-name="P2">ᏏᏆ ᎣᎩᎾᎵᎢ.</text:p>
      <text:p text:style-name="P2">ᎧᏂᏈᏌ ᎣᎩᎾᎵᎢ.</text:p>
      <text:p text:style-name="P2"><text:soft-page-break/>ᎩᎶᏍ ᏥᏔᎦᏃ ᎤᎾᎵᎢ?</text:p>
      <text:p text:style-name="P2">ᎥᎥ, ᏪᏌ ᎣᎩᎾᎵᎢ.</text:p>
      <text:p text:style-name="P2">ᎧᏂᏈᏌ ᎣᎩᎾᎵᎢ.</text:p>
      <text:p text:style-name="P2">ᏏᏆ ᎣᎩᎾᎵᎢ.</text:p>
      <text:p text:style-name="P2">“ᎠᏴ ᏥᎩᎦᎨ ᏥᏔᎦ.”</text:p>
      <text:h text:style-name="Heading_20_1" text:outline-level="1">ᎠᏯᏙᎸᎢ 5</text:h>
      <text:p text:style-name="P2">[ᏗᏥᎶᏍᏓᏅᎯ]</text:p>
      <text:p text:style-name="P2">ᎠᎩᎦᎨ ᏥᏔᎦ ᎠᎩᏏ ᏥᎪᏩᏘᎭ.</text:p>
      <text:p text:style-name="P2">ᎠᎩᎦᎨ ᏥᏔᎦ ᎤᎩᏔ ᎠᎪᏩᏘᎭ.</text:p>
      <text:p text:style-name="P2">ᎤᎩᏔ ᎯᎪᏩᏔ Ꮎ ᎤᏍᏗ ᎠᎩᎦᎨ ᏥᏔᎦ ᎠᎩᏏ.</text:p>
      <text:p text:style-name="P2">ᏥᏔᎦ ᎤᎩᏔ ᎠᎪᏩᏘᎭ.</text:p>
      <text:p text:style-name="P2">Ꭷ ᏥᏔᎦ, ᎦᏙ ᎤᏍᏗ?</text:p>
      <text:p text:style-name="P2">ᎤᎩᏔ.</text:p>
      <text:p text:style-name="P2">Ꭷ ᏏᏆ, ᎤᎩᏔᏍ?</text:p>
      <text:p text:style-name="P2">Ꭷ ᎧᏂᏈᏌ, ᎤᎩᏔᏍ?</text:p>
      <text:p text:style-name="P2">Ꭷ ᏪᏌ, ᎤᎩᏔᏍ?</text:p>
      <text:p text:style-name="P2">Ꭷ ᏥᏔᎦ, ᎤᎩᏔᏍ ᏣᎭ?</text:p>
      <text:p text:style-name="P2">ᎥᎥ, ᎤᎩᏔ ᎠᎩᎭ.</text:p>
      <text:h text:style-name="Heading_20_1" text:outline-level="1">ᎠᏯᏙᎸᎢ 6</text:h>
      <text:p text:style-name="P4">[ᏗᏥᎶᏍᏓᏅᎯ]</text:p>
      <text:p text:style-name="P4">Ꭳ ᎯᎪᏩᏔ!</text:p>
      <text:p text:style-name="P4">ᏥᏔᎦ ᎤᎩᏔ ᎠᏩᏔ.<text:span text:style-name="T92"/></text:p>
      <text:p text:style-name="P4">ᎯᎪᏩᏔ ᎥᏍᎩᎾ ᎠᏩᏔ Ꮎ ᏥᏔᎦ.<text:span text:style-name="T93"/></text:p>
      <text:p text:style-name="P4">ᎤᎩᏔ ᎠᏩᏔ.<text:span text:style-name="T94"/></text:p>
      <text:p text:style-name="P4">ᏪᏌᏍ ᎤᎩᏔ ᎤᏩᏛᎮ?</text:p>
      <text:p text:style-name="P4">Ꭳ, Ꮭ.</text:p>
      <text:p text:style-name="P4">ᏥᏔᎦ ᎤᎩᏔ ᎠᏩᏔ.</text:p>
      <text:p text:style-name="P4">ᏏᏆᏍ ᎤᎩᏔ ᎠᏩᏔ?</text:p>
      <text:p text:style-name="P4">Ꭳ, Ꮭ.</text:p>
      <text:p text:style-name="P4">ᎧᏂᏈᏌᏍ ᎤᎩᏔ ᎠᏩᏔ?</text:p>
      <text:p text:style-name="P4">Ꭳ, Ꮭ.</text:p>
      <text:p text:style-name="P4">ᏥᏔᎦᏍ ᎤᎩᏔ ᎠᏩᏔ?</text:p>
      <text:p text:style-name="P4">Ꭳ, ᎥᎥ.</text:p>
      <text:p text:style-name="P4">ᎤᏍᏗ ᎠᎩᎦᎨ ᏥᏔᎦ ᎠᎩᏏ ᎤᎩᏔ ᎠᏩᏔ.</text:p>
      <text:p text:style-name="P4">Ꭷ, ᎤᎾᎵᎢ ᏏᏆ, ᎤᎩᏔᏍ ᎯᏩᏔ?</text:p>
      <text:p text:style-name="P4">Ꭷ, ᎤᎾᎵᎢ ᏪᏌ, ᎤᎩᏔᏍ ᎯᏩᏔ?</text:p>
      <text:p text:style-name="P4">Ꭷ, ᎤᎾᎵᎢ ᎧᏂᏈᏌ, ᎤᎩᏔᏍ ᎯᏩᏔ?</text:p>
      <text:p text:style-name="P4">ᎤᏍᏗ ᎠᎩᎦᎨ ᏥᏔᎦ ᎠᎩᏏ ᎤᎩᏔ ᎠᏩᏔ.</text:p>
      <text:h text:style-name="Heading_20_1" text:outline-level="1">ᎠᏯᏙᎸᎢ 7</text:h>
      <text:p text:style-name="P4">Ꭳ, ᎯᎪᏩᏘᎭᏍ Ꮎ ᎤᏍᏗ ᎠᎩᎦᎨ ᏥᏔᎦ ᎠᎩᏏ?</text:p>
      <text:p text:style-name="P4">ᎤᎩᏔ ᎤᎭ.</text:p>
      <text:p text:style-name="P4">ᎤᎩᏔ ᎤᏩᏛᎮ.</text:p>
      <text:p text:style-name="P4"><text:soft-page-break/>ᏪᏌᏍ ᎡᎵᏊ ᎤᎩᏔ ᏯᏩᏔ?</text:p>
      <text:p text:style-name="P4">Ꭳ, Ꮭ.</text:p>
      <text:p text:style-name="P4">Ꮭ ᏪᏌ ᎡᎵᏊ ᎤᎩᏔ ᏯᏩᏔ.</text:p>
      <text:p text:style-name="P4">ᎧᏂᏈᏌᏍ ᎡᎵᏊ ᎤᎩᏔ ᏯᏩᏔ?</text:p>
      <text:p text:style-name="P4">Ꭳ, Ꮭ.</text:p>
      <text:p text:style-name="P4">ᏏᏆᏍ ᎡᎵᏊ ᎤᎩᏔ ᏯᏩᏔ?</text:p>
      <text:p text:style-name="P4">Ꭳ, Ꮭ.</text:p>
      <text:p text:style-name="P4">ᎡᎵᏊ ᎤᎩᏔ ᏯᏩᏔ Ꮎ ᎤᏍᏗ ᎠᎩᎦᎨ ᏥᏔᎦ ᎠᎩᏏ.</text:p>
      <text:p text:style-name="P4">ᎤᎩᏔ ᎤᏩᏛᎮ.</text:p>
      <text:p text:style-name="P4">ᎤᎩᏔᏍ ᎯᎪᏩᏘᎭ?</text:p>
      <text:p text:style-name="P4">ᎤᏍᏗ ᎠᎩᎦᎨ ᏥᏔᎦ ᎠᎩᏏ ᎤᎩᏔ ᎤᏩᏛᎮ.</text:p>
      <text:h text:style-name="Heading_20_1" text:outline-level="1">ᎠᏯᏙᎸᎢ 8</text:h>
      <text:p text:style-name="P4">[ᏗᏥᎶᏍᏓᏅᎯ]</text:p>
      <text:p text:style-name="P4">ᎦᎪ ᎯᎠ?</text:p>
      <text:p text:style-name="P4">ᎯᎠ ᎤᏍᏗ ᎠᎩᎦᎨ ᏥᏔᎦ ᎠᎩᏏ.</text:p>
      <text:p text:style-name="P4">ᎤᎩᏔᏍ ᎤᏩᏛᎮ ᎯᎠ ᏥᏔᎦ?</text:p>
      <text:p text:style-name="P4">ᎥᎥ, ᎯᎠ ᏥᏔᎦ ᎤᎩᏔ ᎤᏩᏛᎮ.</text:p>
      <text:p text:style-name="P4">ᎯᎪᏩᏔ ᎯᎠ Ꮎ ᎤᎩᏔ.</text:p>
      <text:p text:style-name="P4">ᏪᏌᏍ ᎡᎵᏊ ᎤᎩᏔ ᏯᏩᏔ?</text:p>
      <text:p text:style-name="P4">Ꭳ, Ꮭ, ᎯᎠ ᏪᏌ ᏙᎯᏳ ᎦᎾᎵ.</text:p>
      <text:p text:style-name="P4">ᎦᎾᎵᏍ ᎧᏂᏈᏌ?</text:p>
      <text:p text:style-name="P4">ᎥᎥ, ᎯᎠ ᎧᏂᏈᏌ ᎦᎾᎵ ᏍᏊ.</text:p>
      <text:p text:style-name="P4">ᎦᎾᎵᏍ ᏏᏆ?</text:p>
      <text:p text:style-name="P4">ᎥᎥ, ᎯᎠ ᏏᏆ ᎦᎾᎵ ᏍᏊ.</text:p>
      <text:p text:style-name="P4">ᏂᎯᎾ ᏏᏆ?</text:p>
      <text:p text:style-name="P4">“ᏥᎾᎵ ᏏᏆ.”</text:p>
      <text:p text:style-name="P4">ᏂᎯᎾ ᏪᏌ?</text:p>
      <text:p text:style-name="P4">“ᏥᎾᎵ ᏪᏌ.”<text:span text:style-name="T95"/></text:p>
      <text:p text:style-name="P4">ᏂᎯᎾ ᎧᏂᏈᏌ?</text:p>
      <text:p text:style-name="P4">“ᏥᎾᎵ ᎧᏂᏈᏌ.”</text:p>
      <text:p text:style-name="P4">ᏂᎯᎾ ᏥᏔᎦ?</text:p>
      <text:p text:style-name="P4">ᎯᎾᎵᏍ?</text:p>
      <text:p text:style-name="P4">“ᎥᏝ, Ꮭ ᏥᎾᎵ ᏱᎩ.</text:p>
      <text:p text:style-name="P4">ᎤᎩᏔ ᎠᎩᏩᏛᎲᎩ.”</text:p>
      <text:h text:style-name="Heading_20_1" text:outline-level="1">ᎠᏯᏙᎸᎢ 9</text:h>
      <text:p text:style-name="P4">[ᏗᏥᎶᏍᏓᏅᎯ]</text:p>
      <text:p text:style-name="P4">ᎾᏍ ᎤᏍᏗ ᎠᎩᎦᎨ ᏥᏔᎦ ᎠᎩᏏ ᎤᎩᏔ ᎤᏩᏛᎮ?</text:p>
      <text:p text:style-name="P4">ᎥᎥ, Ꮎ ᎤᏍᏗ ᎠᎩᎦᎨ ᏥᏔᎦ ᎠᎩᏏ ᎤᎩᏔ ᎤᏩᏛᎮ.</text:p>
      <text:p text:style-name="P4">ᎤᎩᏔᏍ ᎤᏩᏛᎮ ᏪᏌ ᏍᏊ?</text:p>
      <text:p text:style-name="P4">Ꭳ, Ꮭ, ᎥᏍᎩᎾ ᏙᎯᏳ ᎦᎾᎵ.</text:p>
      <text:p text:style-name="P4">ᎧᏂᏈᏌᏍ ᎤᎩᏔ ᎤᏩᏛᎮ?</text:p>
      <text:p text:style-name="P4">Ꮭ, ᎦᎾᎵ ᏍᏊ.</text:p>
      <text:p text:style-name="P4">Ꮭ ᎡᎵᏊ ᎤᎩᏔ ᏯᏩᏔ.</text:p>
      <text:p text:style-name="P4">ᏏᏆᏍ ᎦᎾᎵ ᏍᏊ?</text:p>
      <text:p text:style-name="P4">Ꭳ, ᎥᎥ, ᏏᏆ ᎦᎾᎵ ᏍᏊ.</text:p>
      <text:p text:style-name="P4">ᎦᎾᎵᏍ Ꮎ ᎤᏍᏗ ᎠᎩᎦᎨ ᏥᏔᎦ ᎠᎩᏏ?</text:p>
      <text:p text:style-name="P4">Ꭳ, Ꮭ, ᎥᏝ.</text:p>
      <text:p text:style-name="P4"><text:soft-page-break/>ᎤᏍᏗ ᎠᎩᎦᎨ ᏥᏔᎦ ᎠᎩᏏ Ꮭ ᎦᎾᎵ ᏱᎩ.</text:p>
      <text:p text:style-name="P4">ᎤᎩᏔ ᎤᏩᏛᎮ.</text:p>
      <text:h text:style-name="Heading_20_1" text:outline-level="1">ᎠᏯᏙᎸᎢ 10</text:h>
      <text:p text:style-name="P4">[ᏗᏥᎶᏍᏓᏅᎯ]</text:p>
      <text:p text:style-name="P4">ᎭᏢ ᎤᏍᏗ ᎠᎩᎦᎨ ᏥᏔᎦ ᎠᎩᏏ?</text:p>
      <text:p text:style-name="P4">ᎤᎿ ᏥᏔᎦ.</text:p>
      <text:p text:style-name="P4">ᎭᏢ ᏏᏆ?</text:p>
      <text:p text:style-name="P4">ᎭᏢ ᎧᏂᏈᏌ?</text:p>
      <text:p text:style-name="P4">ᎭᏢ ᏪᏌ?</text:p>
      <text:p text:style-name="P4">ᎤᎿ Ꮎ ᏪᏌ.</text:p>
      <text:p text:style-name="P4">ᎤᎿ Ꮎ ᎧᏂᏈᏌ.</text:p>
      <text:p text:style-name="P4">ᎤᎿ Ꮎ ᏏᏆ.</text:p>
      <text:p text:style-name="P4">ᎭᏢ ᎦᎾᎵ ᏏᏆ?</text:p>
      <text:p text:style-name="P4">ᎭᏢ ᎦᎾᎵ ᎧᏂᏈᏌ?</text:p>
      <text:p text:style-name="P4">ᎭᏢ ᎦᎾᎵ ᏪᏌ?</text:p>
      <text:p text:style-name="P4">Ꭳ, ᎥᏍᎩᎾ ᎤᎿ!</text:p>
      <text:p text:style-name="P4">ᎦᎾᎵ ᏪᏌ ᎯᎪᏩᏔ.</text:p>
      <text:p text:style-name="P4">ᎦᎾᎵ ᎧᏂᏈᏌ ᎯᎪᏩᏔ.</text:p>
      <text:p text:style-name="P4">ᎦᎾᎵ ᏏᏆ ᎯᎪᏩᏔ.</text:p>
      <text:p text:style-name="P4">ᎥᏍᎩᎾ ᎤᎿ.</text:p>
      <text:p text:style-name="P4">[ᏗᏥᎶᏍᏓᏅᎯ]</text:p>
      <text:h text:style-name="Heading_20_1" text:outline-level="1">ᎠᏯᏙᎸᎢ 11</text:h>
      <text:p text:style-name="Standard">ᎤᏍᏗ ᎠᎩᎦᎨ ᏥᏔᎦ ᎠᎩᏏ ᎯᎪᏩᏔ.<text:span text:style-name="T43"/></text:p>
      <text:p text:style-name="Standard">ᏠᎨᏏ ᎤᏪᏅᏎ.</text:p>
      <text:p text:style-name="Standard">ᎤᎩᏔ ᎤᏩᏛᎮ.</text:p>
      <text:p text:style-name="Standard">ᏪᏌᏍ ᏠᎨᏏ ᎤᏪᏅᏎ?</text:p>
      <text:p text:style-name="Standard">Ꭳ, Ꮭ, ᎥᏍᎩᎾ ᏙᎯᏳ ᎦᎾᎵ.</text:p>
      <text:p text:style-name="Standard">Ꮎ ᎤᏍᏗ ᎠᎩᎦᎨ ᏥᏔᎦ ᎠᎩᏏ ᏠᎨᏏ ᎤᏪᏅᏎ.</text:p>
      <text:p text:style-name="Standard">ᎤᎩᏔ ᎤᏩᏛᎮ.</text:p>
      <text:p text:style-name="Standard">ᎧᏂᏈᏌᏍ ᏠᎨᏏ ᎤᏪᏅᏎ?</text:p>
      <text:p text:style-name="Standard">ᎧᏂᏈᏌᏍ ᎤᎩᏔ ᎤᏩᏛᎮ?</text:p>
      <text:p text:style-name="Standard">ᎥᏍᎩᎾ ᏙᎯᏳ ᎦᎾᎵ.</text:p>
      <text:p text:style-name="Standard">ᏏᏆᏍ ᏠᎨᏏ ᎤᏪᏅᏎ?</text:p>
      <text:p text:style-name="Standard">Ꭳ, Ꮭ, ᎥᏍᎩᎾ ᏙᎯᏳ ᎦᎾᎵ.</text:p>
      <text:p text:style-name="Standard">Ꮎ ᎦᎾᎵ ᏪᏌ!</text:p>
      <text:p text:style-name="Standard">Ꮎ ᎦᎾᎵ ᎧᏂᏈᏌ!</text:p>
      <text:p text:style-name="Standard">Ꮎ ᎦᎾᎵ ᏏᏆ!`</text:p>
      <text:p text:style-name="Standard">ᏪᏌ ᎦᎾᎵ ᎥᏍᎩᏅ ᎢᏳᏍᏗ Ꮭ ᎡᎵᏊ ᏰᎾ.<text:span text:style-name="T1"/></text:p>
      <text:p text:style-name="Standard">ᎧᏂᏈᏌ ᎦᎾᎵ ᎥᏍᎩᏅ ᎢᏳᏍᏗ Ꮭ ᎡᎵᏊ ᏰᎾ.<text:span text:style-name="T1"/></text:p>
      <text:p text:style-name="Standard">ᏏᏆ ᎦᎾᎵ ᎥᏍᎩᏅ ᎢᏳᏍᏗ Ꮭ ᎡᎵᏊ ᏰᎾ.<text:span text:style-name="T1"/></text:p>
      <text:p text:style-name="Standard">ᏠᎨᏏ ᎤᏪᏅᏎ Ꮎ ᎤᏍᏗ ᎠᎩᎦᎨ ᏥᏔᎦ ᎠᎩᏏ.<text:span text:style-name="T1"/></text:p>
      <text:p text:style-name="Standard">ᎭᏢ ᎤᎩᏔ ᎤᏩᏛᎮ?</text:p>
      <text:p text:style-name="Standard">ᏠᎨᏏ ᎤᏩᏛᎮ.</text:p>
      <text:h text:style-name="Heading_20_1" text:outline-level="1">ᎠᏯᏙᎸᎢ 12</text:h>
      <text:p text:style-name="Standard">ᏏᏆ ᎯᎪᏩᏔ.</text:p>
      <text:p text:style-name="Standard"><text:soft-page-break/>ᎤᏔᎾ ᎦᎾᎵ ᏏᏆ.</text:p>
      <text:p text:style-name="Standard">ᎧᏂᏈᏌ ᎯᎪᏩᏔ.</text:p>
      <text:p text:style-name="Standard">ᎤᏔᎾ ᎦᎾᎵ ᎧᏂᏈᏌ.</text:p>
      <text:p text:style-name="Standard">ᏪᏌ ᎯᎪᏩᏔ.</text:p>
      <text:p text:style-name="Standard">ᎤᏔᎾ ᎦᎾᎵ ᏪᏌ.</text:p>
      <text:p text:style-name="Standard">ᎦᎾᎵᏍ Ꮎ ᎤᏍᏗ ᎠᎩᎦᎨ ᏥᏔᎦ ᎠᎩᏏ?</text:p>
      <text:p text:style-name="Standard">Ꭳ, ᎥᏝ, Ꮭ ᎦᎾᎵ ᏱᎩ.</text:p>
      <text:p text:style-name="Standard">ᎤᏍᏗ ᎠᎩᎦᎨ ᏥᏔᎦ ᎠᎩᏏ ᏠᎨᏏ ᎤᏪᏅᏎ.<text:span text:style-name="T1"/></text:p>
      <text:p text:style-name="Standard">ᎤᏍᏗ ᎠᎩᎦᎨ ᏥᏔᎦ ᎠᎩᏏ ᎤᎩᏔ ᎤᏩᏛᎮ.</text:p>
      <text:h text:style-name="Heading_20_1" text:outline-level="1">ᎠᏯᏙᎸᎢ 13</text:h>
      <text:p text:style-name="P4">[ᏗᏥᎶᏍᏓᏅᎯ]</text:p>
      <text:p text:style-name="P4">“Ꭳ, ᏓᏤᎾ,” ᎤᏛᏁ ᎤᏍᏗ ᎠᎩᎦᎨ ᏥᏔᎦ ᎠᎩᏏ.</text:p>
      <text:p text:style-name="P4">“ᎪᎱᏍᏗ ᏥᏩᏔ. ᎢᏥᎪᏩᏔ.”</text:p>
      <text:p text:style-name="P4">“Ꭳ, ᏖᎾ, ᏏᏆ.”</text:p>
      <text:p text:style-name="P4">“ᏖᎾ, ᎧᏂᏈᏌ.”</text:p>
      <text:p text:style-name="P4">“ᏖᎾ, ᏪᏌ.”</text:p>
      <text:p text:style-name="P4">“ᎦᏙ ᎤᏍᏗ?” ᎤᏛᏁ ᎤᏔᎾ ᏪᏌ.</text:p>
      <text:p text:style-name="P4">“ᎦᏙ ᎤᏍᏗ?” ᎤᏛᏁ ᎤᏔᎾ ᎧᏂᏈᏌ.</text:p>
      <text:p text:style-name="P4">“ᎦᏙ ᎤᏍᏗ?” ᎤᏛᏁ ᎤᏔᎾ ᏏᏆ.</text:p>
      <text:p text:style-name="P4">“ᎤᎩᏔ,” ᎤᏛᏁ ᎤᏍᏗ ᎠᎩᎦᎨ ᏥᏔᎦ ᎠᎩᏏ.</text:p>
      <text:p text:style-name="P4">“ᏓᏤᎾ, ᎤᎩᏔ ᎢᏥᎪᏩᏔ.”</text:p>
      <text:p text:style-name="P4">“ᏥᎾᎵ, Ꮭ ᎤᎿ ᏱᎨᎦ,” ᎤᏛᏁ ᎧᏂᏈᏌ.</text:p>
      <text:p text:style-name="P4">“ᏥᎾᎵ, Ꮭ ᎤᎿ ᏱᎨᎦ,” ᎤᏛᏁ ᏏᏆ.</text:p>
      <text:p text:style-name="P4">“ᏥᎾᎵ, Ꮭ ᎤᎿ ᏱᎨᎦ,” ᎤᏛᏁ ᏪᏌ.</text:p>
      <text:p text:style-name="P4">“Ꭳ, ᎯᎾᎵ, ᏏᏆ!”</text:p>
      <text:p text:style-name="P4">“Ꭳ, ᎯᎾᎵ, ᎧᏂᏈᏌ!”</text:p>
      <text:p text:style-name="P4">“Ꭳ, ᎯᎾᎵ, ᏪᏌ!”</text:p>
      <text:h text:style-name="Heading_20_1" text:outline-level="1">ᎠᏯᏙᎸᎢ 14</text:h>
      <text:p text:style-name="P4">[ᏗᏥᎶᏍᏓᏅᎯ]</text:p>
      <text:p text:style-name="P4">“ᎡᎵᏊᏍ ᏱᏖᎾ, ᎧᏂᏈᏌ?”</text:p>
      <text:p text:style-name="P4">“ᎥᏝ, ᏙᎯᏳ ᏥᎾᎵ.”</text:p>
      <text:p text:style-name="P4">“ᎡᎵᏊᏍ ᏱᏖᎾ, ᏪᏌ?”</text:p>
      <text:p text:style-name="P4">“ᎥᏝ, ᏙᎯᏳ ᏥᎾᎵ ᏍᏊ.”</text:p>
      <text:p text:style-name="P4">“ᎡᎵᏊᏍ ᏱᏖᎾ, ᏏᏆ?”</text:p>
      <text:p text:style-name="P4">“Ꭳ, Ꮭ, ᎥᏝ, ᎠᏴ ᏙᎯᏳ ᏥᎾᎵ.”</text:p>
      <text:p text:style-name="P4">“ᎦᏙ ᏓᎦᏛᏁᎵ?” ᎤᏛᏁ ᎤᏍᏗ ᎠᎩᎦᎨ ᏥᏔᎦ ᎠᎩᏏ.</text:p>
      <text:p text:style-name="P4">“ᎦᏙ ᏓᎦᏛᏁᎵ ᎯᎠ ᎤᎩᏔ?</text:p>
      <text:p text:style-name="P4">ᎦᏙ ᏓᎦᏛᏁᎵ Ꮎ ᎦᎾᎵ ᏏᏆ?</text:p>
      <text:p text:style-name="P4">ᎦᏙ ᏓᎦᏛᏁᎵ Ꮎ ᎦᎾᎵ ᎧᏂᏈᏌ?</text:p>
      <text:p text:style-name="P4">ᎦᏙ ᏓᎦᏛᏁᎵ Ꮎ ᎦᎾᎵ ᏪᏌ?</text:p>
      <text:p text:style-name="P4">ᎦᏙ ᏓᎦᏛᏁᎵ ᎯᎠ ᎤᎩᏔ?</text:p>
      <text:p text:style-name="P4">ᎤᎩᏔ ᏓᏥᏫᏏ.</text:p>
      <text:p text:style-name="P4">Ꮭ ᎦᎾᎵ ᏪᏌ ᏱᏛᏫᏏ.</text:p>
      <text:p text:style-name="P4">Ꮭ ᎦᎾᎵ ᎧᏂᏈᏌ ᏱᏛᏫᏏ.</text:p>
      <text:p text:style-name="P4">Ꮭ ᎦᎾᎵ ᏏᏆ ᏱᏛᏫᏏ.”</text:p>
      <text:h text:style-name="Heading_20_1" text:outline-level="1"><text:soft-page-break/>ᎠᏯᏙᎸᎢ 15</text:h>
      <text:p text:style-name="P4">[ᏗᏥᎶᏍᏓᏅᎯ]</text:p>
      <text:p text:style-name="P4">“ᎯᎠ ᎤᏣᎴᏍᏗ ᎤᎩᏔ, ᎯᎾᎵ ᏪᏌ.”</text:p>
      <text:p text:style-name="P4">“ᎪᎱᏍᏗᏍ?” ᎤᏛᏁ ᎦᎾᎵ ᏪᏌ.</text:p>
      <text:p text:style-name="P4">“ᎦᏙ ᏔᏛᏁᎵ?”</text:p>
      <text:p text:style-name="P4">“ᏓᏥᏫᏏ,” ᎤᏛᏁ ᎤᏍᏗ ᎠᎩᎦᎨ ᏥᏔᎦ ᎠᎩᏏ.</text:p>
      <text:p text:style-name="P4">“ᏓᏍᎩᏍᏕᎸᎯᏍ, ᏪᏌ?”</text:p>
      <text:p text:style-name="P4">“ᎥᏝ,” ᎤᏛᏁ ᏪᏌ.</text:p>
      <text:p text:style-name="P4">“ᏓᏍᎩᏍᏕᎸᎯᏍ, ᎧᏂᏈᏌ?”</text:p>
      <text:p text:style-name="P4">“ᎥᏝ,” ᎤᏛᏁ ᎧᏂᏈᏌ.</text:p>
      <text:p text:style-name="P4">“ᏓᏍᎩᏍᏕᎸᎯᏍ, ᏏᏆ?”</text:p>
      <text:p text:style-name="P4">“ᎥᏝ,” ᎤᏛᏁ ᏏᏆ.</text:p>
      <text:p text:style-name="P4">“Ꭳ, ᎯᎾᎵ ᏪᏌ!</text:p>
      <text:p text:style-name="P4">Ꭳ, ᎯᎾᎵ ᎧᏂᏈᏌ!</text:p>
      <text:p text:style-name="P4">Ꭳ, ᎯᎾᎵ ᏏᏆ!”</text:p>
      <text:p text:style-name="P4">“Ꭳ, ᎦᎪ ᎤᎩᏔ ᏛᏫᏏ?” ᎤᏛᏁ ᏥᏔᎦ.<text:span text:style-name="T2"/></text:p>
      <text:p text:style-name="P4">“Ꮭ ᏱᏂᏓᎦᏛᏁᎵ,” ᎤᏛᏁ ᎧᏂᏈᏌ.</text:p>
      <text:p text:style-name="P4">“Ꮭ ᏱᏂᏓᎦᏛᏁᎵ,” ᎤᏛᏁ ᏪᏌ.</text:p>
      <text:p text:style-name="P4">“Ꮭ ᏱᏂᏓᎦᏛᏁᎵ,” ᎤᏛᏁ ᏏᏆ.</text:p>
      <text:p text:style-name="P4">“ᎾᎯᏳ ᏂᏓᎦᏛᏁᎵ,” ᎤᏛᏁ ᎤᏍᏗ ᎠᎩᎦᎨ ᏥᏔᎦ ᎠᎩᏏ.<text:span text:style-name="T2"/></text:p>
      <text:p text:style-name="P4">ᎠᎴ ᏄᏛᏁᎴ.</text:p>
      <text:h text:style-name="Heading_20_1" text:outline-level="1">ᎠᏯᏙᎸᎢ 16</text:h>
      <text:p text:style-name="Standard">Ꮭ ᏍᏙᏍᏓ ᏍᏓᎵᎢ ᏱᎩ, ᏪᏌ.</text:p>
      <text:p text:style-name="Standard">Ꮭ ᏍᏙᏍᏓ ᏍᏓᎵᎢ ᏱᎩ, ᎧᏂᏈᏌ.</text:p>
      <text:p text:style-name="Standard">Ꮭ ᏍᏙᏍᏓ ᏍᏓᎵᎢ ᏱᎩ, ᏏᏆ.</text:p>
      <text:p text:style-name="Standard">ᎦᏙᎲ Ꮭ ᎢᏦᏍᏓ ᎢᏣᎵᎢ ᏱᎩ.</text:p>
      <text:p text:style-name="Standard">ᎣᏍᏓ ᎤᎾᎵᎢ ᎠᎵᏍᏕᎵᏍᎪᎢ.</text:p>
      <text:p text:style-name="Standard">Ꮭ ᎢᏦᏍᏓ ᏱᎩ.</text:p>
      <text:p text:style-name="Standard">Ꮭ ᏱᏣᎵᏍᏕᎸᎮ.</text:p>
      <text:p text:style-name="Standard">ᏙᎯᏳ ᎢᏥᎾᎵ.</text:p>
      <text:p text:style-name="Standard">ᏙᎯᏳ ᎢᏥᎾᎵ ᎢᏳᏍᏗ Ꮭ ᏱᏣᎵᏍᏕᎵᏍᎪ.</text:p>
      <text:p text:style-name="Standard">ᏙᎯᏳ ᎢᏥᎾᎵ ᎢᏳᏍᏗ Ꮭ ᎢᏦᏍᏓ ᏱᎩ.</text:p>
      <text:p text:style-name="Standard">ᏥᏔᎦ ᎯᎪᏩᏔ.</text:p>
      <text:p text:style-name="Standard">ᎥᏍᎩᎾ ᏥᏔᎦ.</text:p>
      <text:p text:style-name="Standard">ᎥᏍᎩᎾ ᎠᎩᎦᎨ ᏥᏔᎦ.</text:p>
      <text:p text:style-name="P9">ᎥᏍᎩᎾ ᎤᏍᏗ ᎠᎩᎦᎨ ᏥᏔᎦ.</text:p>
      <text:p text:style-name="Standard">ᎥᏍᎩᎾ ᎤᏍᏗ ᎠᎩᎦᎨ ᏥᏔᎦ ᎠᎩᏏ.</text:p>
      <text:p text:style-name="Standard">ᏪᏌ ᎯᎪᏩᏔ.</text:p>
      <text:p text:style-name="Standard">ᎧᏂᏈᏌ ᎯᎪᏩᏔ.</text:p>
      <text:p text:style-name="Standard">ᏏᏆ ᎯᎪᏩᏔ.</text:p>
      <text:p text:style-name="Standard">ᏪᏌ ᎣᎩᎾᎵᎢ.</text:p>
      <text:p text:style-name="Standard">ᎧᏂᏈᏌ ᎣᎩᎾᎵᎢ.</text:p>
      <text:p text:style-name="Standard">ᏏᏆ ᎣᎩᎾᎵᎢ.</text:p>
      <text:p text:style-name="Standard">ᎠᏃᏍᏓᏍ ᏧᎾᎵᎢ?</text:p>
      <text:p text:style-name="Standard">ᎥᏝ, ᎠᏂᎾᎵ ᏧᎾᎵᎢ.</text:p>
      <text:p text:style-name="Standard">ᎥᏝ ᎠᏃᏍᏓ ᏧᎾᎵᎢ ᏱᎩ.</text:p>
      <text:p text:style-name="Standard">ᏙᎯᏳ ᎠᏂᎾᎵ ᎢᏳᏍᏗ Ꮭ ᎠᏃᏍᏓ ᏱᎩ.</text:p>
      <text:p text:style-name="P4">ᏪᏌ ᎦᎾᎵ.</text:p>
      <text:p text:style-name="P4"><text:soft-page-break/>ᎧᏂᏈᏌ ᎦᎾᎵ.</text:p>
      <text:p text:style-name="P4">ᏏᏆ ᎦᎾᎵ.</text:p>
      <text:p text:style-name="P4">ᎠᏂᏦᎢ ᎠᏂᎾᎵ ᏧᎾᎵᎢ.</text:p>
      <text:p text:style-name="P4">ᏥᏔᎦ ᎤᎩᏔ ᎤᏩᏛᎮ.<text:span text:style-name="T44"/></text:p>
      <text:p text:style-name="P4">ᏠᎨᏏ ᎤᏩᏛᎮ.</text:p>
      <text:p text:style-name="P4">Ꮭ ᏪᏌ ᏠᎨᏏ ᏳᏪᏅᏎ.</text:p>
      <text:p text:style-name="P4">Ꮭ ᎧᏂᏈᏌ ᏠᎨᏏ ᏳᏪᏅᏎ.</text:p>
      <text:p text:style-name="P4">Ꮭ ᏏᏆ ᏠᎨᏏ ᏳᏪᏅᏎ.</text:p>
      <text:p text:style-name="P4">ᎥᏍᎩᎾ ᏙᎯᏳ ᎠᏂᎾᎵ ᎨᏎᎢ.</text:p>
      <text:p text:style-name="P4">ᏥᏔᎦᏃ ᏠᎨᏏ ᎤᏪᏅᏎ.<text:span text:style-name="T45"/></text:p>
      <text:p text:style-name="P4">ᎣᏍᏓ ᎤᏍᏗ ᎠᎩᎦᎨ ᏥᏔᎦ ᎠᎩᏏ.</text:p>
      <text:p text:style-name="P4">ᎤᎩᏔ ᎤᏩᏛᎮ.</text:p>
      <text:p text:style-name="P4">ᎣᏍᏓ ᎤᏍᏗ ᏥᏔᎦ.<text:span text:style-name="T46"/></text:p>
      <text:p text:style-name="P4">Ꮭ ᎦᎾᎵ ᏥᏔᎦ ᏱᎩ.<text:span text:style-name="T47"/></text:p>
      <text:p text:style-name="P4">“Ꭳ, ᏓᏤᎾ,” ᎤᏛᏁ ᎤᏍᏗ ᎠᎩᎦᎨ ᏥᏔᎦ ᎠᎩᏏ.</text:p>
      <text:p text:style-name="P4">“Ꭳ ᏖᎾ, ᏪᏌ.</text:p>
      <text:p text:style-name="P4">Ꭳ ᏖᎾ, ᎧᏂᏈᏌ.</text:p>
      <text:p text:style-name="P4">Ꭳ ᏖᎾ, ᏏᏆ.</text:p>
      <text:p text:style-name="P4">ᏓᏤᎾ, ᎪᎱᏍᏗ ᏥᏩᏔ ᎢᏥᎪᏩᏔ.”<text:span text:style-name="T96"/></text:p>
      <text:p text:style-name="P4">“ᎦᏙ ᎤᏍᏗ ᎯᏩᏔ?” ᎤᏛᏁ ᏪᏌ.<text:span text:style-name="T3"/></text:p>
      <text:p text:style-name="P4">“ᎦᏙ ᎤᏍᏗ ᎯᏩᏔ?” ᎤᏛᏁ ᎧᏂᏈᏌ.<text:span text:style-name="T3"/></text:p>
      <text:p text:style-name="P4">“ᎦᏙ ᎤᏍᏗ ᎯᏩᏔ?” ᎤᏛᏁ ᏏᏆ.<text:span text:style-name="T3"/></text:p>
      <text:p text:style-name="P4">“ᎤᎩᏔ ᏥᏩᏔ.”</text:p>
      <text:p text:style-name="P4">“Ꭳ, ᏙᎯᏳ ᎣᏥᎾᎵ,” ᎤᏛᏁ ᏪᏌ.</text:p>
      <text:p text:style-name="P4">“Ꭳ, ᏙᎯᏳ ᎣᏥᎾᎵ,” ᎤᏛᏁ ᎧᏂᏈᏌ.</text:p>
      <text:p text:style-name="P4">“Ꭳ, ᏙᎯᏳ ᎣᏥᎾᎵ,” ᎤᏛᏁ ᏏᏆ.</text:p>
      <text:p text:style-name="P4">“ᎠᏎᏃ, ᎯᎠ ᎤᏣᎴᏍᏗ ᎤᎩᏔ,” ᎤᏛᏁ ᏥᏔᎦ ᎠᎩᏏ.<text:span text:style-name="T4"/><text:span text:style-name="T4"/></text:p>
      <text:p text:style-name="P4">“ᎤᏣᎴᏍᏗᏍ ᎤᎩᏔ?” ᎤᏛᏁ ᏪᏌ.</text:p>
      <text:p text:style-name="P4">“ᎤᏣᎴᏍᏗᏍ ᎤᎩᏔ?” ᎤᏛᏁ ᎧᏂᏈᏌ.</text:p>
      <text:p text:style-name="P4">“ᎤᏣᎴᏍᏗᏍ ᎤᎩᏔ?” ᎤᏛᏁ ᏏᏆ.</text:p>
      <text:p text:style-name="P4">“ᎥᎥ, ᎤᏣᎴᏍᏗ ᎤᎩᏔ.</text:p>
      <text:p text:style-name="P4">ᎢᏤᎾ, ᎠᏎ ᎢᏥᏫᏍᏗ.”</text:p>
      <text:p text:style-name="P4">“ᏣᏫᏍᏗᏍ ᎬᏍᏕᎸᏗ ᏣᏚᎵᎭ?” ᎤᏛᏁ ᏪᏌ.</text:p>
      <text:p text:style-name="P4">“ᏣᏫᏍᏗᏍ ᎬᏍᏕᎸᏗ ᏣᏚᎵᎭ?” ᎤᏛᏁ ᎧᏂᏈᏌ.</text:p>
      <text:p text:style-name="P4">“ᏣᏫᏍᏗᏍ ᎬᏍᏕᎸᏗ ᏣᏚᎵᎭ?” ᎤᏛᏁ ᏏᏆ.</text:p>
      <text:p text:style-name="P4">“Ꮭ ᏱᏂᏓᎦᏛᏁᎵ,” ᎤᏛᏁ ᏪᏌ.</text:p>
      <text:p text:style-name="P4">“Ꮭ ᏱᏂᏓᎦᏛᏁᎵ,” ᎤᏛᏁ ᎧᏂᏈᏌ.</text:p>
      <text:p text:style-name="P4">“Ꮭ ᏱᏂᏓᎦᏛᏁᎵ,” ᎤᏛᏁ ᏏᏆ.</text:p>
      <text:p text:style-name="P4">“ᎾᎯᏳ ᏂᏓᎦᏛᏁᎵ,” ᎤᏛᏁ ᎤᏍᏗ ᏥᏔᎦ ᎠᎩᏏ.<text:span text:style-name="T48"/></text:p>
      <text:p text:style-name="P4">ᎠᎴ ᏄᏛᏁᎴ.</text:p>
      <text:h text:style-name="Heading_20_1" text:outline-level="1">ᎠᏯᏙᎸᎢ 17</text:h>
      <text:p text:style-name="Standard">[ᏗᏥᎶᏍᏓᏅᎯ]</text:p>
      <text:p text:style-name="Standard">“ᎤᎩᏔ ᏓᏥᏫᏏ,” ᎤᏛᏁ ᏥᏔᎦ ᎠᎩᏏ.<text:span text:style-name="T5"/></text:p>
      <text:p text:style-name="Standard">ᎯᎠ ᎤᏣᎴᏍᏗ ᎤᎩᏔ.</text:p>
      <text:p text:style-name="Standard">ᏛᏛᏏ ᎠᎴ ᏛᏛᏏ ᎠᎴ ᏛᏛᏏ.</text:p>
      <text:p text:style-name="Standard">ᎤᏣᎴᏍᏗ ᎦᎪᏗ ᎨᏎᏍᏗ.<text:span text:style-name="T5"/></text:p>
      <text:p text:style-name="Standard">ᎤᏣᎴᏍᏗ ᎦᎪᏗ ᏛᏛᏏ ᎠᎴ ᏛᏛᏏ.<text:span text:style-name="T6"/></text:p>
      <text:p text:style-name="Standard">ᎡᏆ ᎤᏣᎴᏍᏗ ᎦᎪᏗ ᎨᏎᏍᏗ.<text:span text:style-name="T6"/></text:p>
      <text:p text:style-name="Standard">ᎾᎯᏳ ᎤᏣᎴᏍᏗ ᎤᏂᎩᏔ ᏚᎮᏍᏗ.</text:p>
      <text:p text:style-name="Standard"><text:soft-page-break/>ᎠᎴ ᏥᏈᏍᏗ ᎤᏣᎴᏍᏗ ᎤᏂᎩᏔ ᏛᏅᏂᏏ.<text:span text:style-name="T6"/></text:p>
      <text:h text:style-name="Heading_20_1" text:outline-level="1">ᎠᏯᏙᎸᎢ 18</text:h>
      <text:p text:style-name="P5">[ᏗᏥᎶᏍᏓᏅᎯ]</text:p>
      <text:p text:style-name="P5">ᎤᏅᏂᏒᎢᏍ Ꮎ ᎤᏣᎴᏍᏗ ᎤᏂᎩᏔ?</text:p>
      <text:p text:style-name="P5">ᎥᎥ, ᎤᏣᎴᏍᏗ ᎠᏂᎩᏔ ᎤᏅᏂᏎ.</text:p>
      <text:p text:style-name="P5">ᎠᏃᏍᏓᏍ ᎤᏅᏂᏒᎢ ᎤᏣᎴᏍᏗ ᎠᏂᎩᏔ?</text:p>
      <text:p text:style-name="P5">ᎥᎥ, ᎤᏅᏂᏒᎢ ᎤᏣᎴᏍᏗ ᎠᏂᎩᏔ ᎠᏃᏍᏓ.</text:p>
      <text:p text:style-name="P5">ᏖᎾ, ᎯᎾᎵ ᏪᏌ, ᎤᏣᎴᏍᏗ ᎤᏂᎩᏔ ᎤᏅᏂᏎ.<text:span text:style-name="T7"/></text:p>
      <text:p text:style-name="P5">ᏖᎾ, ᎯᎾᎵ ᎧᏂᏈᏌ, ᎤᏣᎴᏍᏗ ᎤᏂᎩᏔ ᎤᏅᏂᏎ.<text:span text:style-name="T7"/></text:p>
      <text:p text:style-name="P5">ᏖᎾ, ᎯᎾᎵ ᏏᏆ, ᎤᏣᎴᏍᏗ ᎤᏂᎩᏔ ᎤᏅᏂᏎ.<text:span text:style-name="T8"/></text:p>
      <text:p text:style-name="P5">ᎦᎪ ᏛᎩᏍᏕᎸᎯ ᎤᏂᎩᏔ ᏗᎩᏟᏐᏗ.</text:p>
      <text:p text:style-name="P5">“Ꮭ ᏱᏂᏓᎦᏛᏁᎵ,” ᎤᏛᏁ ᏪᏌ.</text:p>
      <text:p text:style-name="P5">“ᏙᎯᏳ ᏥᎾᎵ.”<text:span text:style-name="T8"/></text:p>
      <text:p text:style-name="P5">“Ꮭ ᏱᏂᏓᎦᏛᏁᎵ,” ᎤᏛᏁ ᎧᏂᏈᏌ.<text:span text:style-name="T8"/></text:p>
      <text:p text:style-name="P5">“ᏙᎯᏳ ᏥᎾᎵ.”</text:p>
      <text:p text:style-name="P5">“Ꮭ ᏱᏂᏓᎦᏛᏁᎵ,” ᎤᏛᏁ ᏏᏆ.</text:p>
      <text:p text:style-name="P5">“ᏙᎯᏳ ᏥᎾᎵ.”</text:p>
      <text:p text:style-name="P5">ᎦᎪ ᏙᏓᎦᏟᏌᏂ Ꮎ ᎤᏅᏂᏒᎢ ᎤᏣᎴᏍᏗ ᎤᏂᎩᏔ?</text:p>
      <text:p text:style-name="P5">“Ꮭ ᏱᏂᏓᎦᏛᏁᎵ,” ᎤᏛᏁ ᏪᏌ.</text:p>
      <text:p text:style-name="P5">“Ꮭ ᏱᏂᏓᎦᏛᏁᎵ,” ᎤᏛᏁ ᎧᏂᏈᏌ.</text:p>
      <text:p text:style-name="P5">“Ꮭ ᏱᏂᏓᎦᏛᏁᎵ,” ᎤᏛᏁ ᏏᏆ.</text:p>
      <text:p text:style-name="P5">“ᏓᎦᏛᏁᎵ,” ᎤᏛᏁ ᎤᏍᏗ ᎠᎩᎦᎨ ᏥᏔᎦ ᎠᎩᏏ.</text:p>
      <text:p text:style-name="P5">ᎠᎴ ᏄᏛᏁᎴ.</text:p>
      <text:h text:style-name="Heading_20_1" text:outline-level="1">ᎠᏯᏙᎸᎢ 19</text:h>
      <text:p text:style-name="P6">[ᏗᏥᎶᏍᏓᏅᎯ]</text:p>
      <text:p text:style-name="P6">ᎯᎪᏩᏔ, ᎠᎭᏂ ᎤᏣᎴᏍᏗ ᎢᏌ.</text:p>
      <text:p text:style-name="P6">ᏪᏌᏍ ᎤᏣᎴᏍᏗ ᎤᏩᏟᏌᏁ?</text:p>
      <text:p text:style-name="P6">Ꭳ, Ꮭ, ᎥᏍᎩᎾ ᏙᎯᏳ ᎦᎾᎵ.</text:p>
      <text:p text:style-name="P6">ᎧᏂᏈᏌᏍ ᎤᏣᎴᏍᏗ ᎤᏩᏟᏌᏁ?</text:p>
      <text:p text:style-name="P6">Ꭳ, Ꮭ, ᎥᏍᎩᎾ ᏙᎯᏳ ᎦᎾᎵ.</text:p>
      <text:p text:style-name="P6">ᏏᏆᏍ ᎤᏣᎴᏍᏗ ᎤᏩᏟᏌᏁ?</text:p>
      <text:p text:style-name="P6">Ꭳ, Ꮭ, Ꮎ ᏏᏆ ᏙᎯᏳ ᎦᎾᎵ.</text:p>
      <text:p text:style-name="P6">ᎦᎾᎵ ᏏᏆ ᎬᏩᏢᏅᏗ.</text:p>
      <text:p text:style-name="P6">ᎦᎾᎵ ᏏᏆ ᎬᏩᎵᏍᏓᏴᏗ.</text:p>
      <text:p text:style-name="P6">ᎦᎾᎵ ᏪᏌ ᎬᏩᏢᏅᏗ.</text:p>
      <text:p text:style-name="P6">ᎬᏩᎵᏍᏓᏴᏗ ᏍᏊ.</text:p>
      <text:p text:style-name="P6">ᎥᏍᏊ ᎦᎾᎵ ᎧᏂᏈᏌ.</text:p>
      <text:p text:style-name="P6">ᎦᎾᎵ ᎧᏂᏈᏌ ᎬᏩᎵᏍᏓᏴᏗ.</text:p>
      <text:p text:style-name="P6">ᎬᏩᏢᏅᏗ ᏍᏊ.</text:p>
      <text:p text:style-name="P6">ᏏᏆ ᏙᎯᏳ ᎦᎾᎵ ᎠᎴ Ꮭ ᎤᏣᎴᏍᏗ ᏳᏩᏟᏌᏅᎭ.<text:span text:style-name="T9"/></text:p>
      <text:p text:style-name="P6">ᏪᏌ ᏙᎯᏳ ᎦᎾᎵ ᎠᎴ Ꮭ ᎤᏣᎴᏍᏗ ᏳᏩᏟᏌᏅᎭ.<text:span text:style-name="T9"/></text:p>
      <text:p text:style-name="P6">ᎧᏂᏈᏌ ᏙᎯᏳ ᎦᎾᎵ ᏍᏊ.</text:p>
      <text:p text:style-name="P6">ᎥᏍᎩᎾ ᎬᏩᎵᏍᏓᏴᏗ ᎠᎴ ᎬᏩᏢᏅᏗ.</text:p>
      <text:p text:style-name="P6">Ꮭ ᎥᏍᎩᎾ ᎤᏣᎴᏍᏗ ᏳᏩᏟᏌᏅᎭ.</text:p>
      <text:p text:style-name="P6">ᎥᏍᎩᎾ ᏙᎯᏳ ᎦᎾᎵ.</text:p>
      <text:p text:style-name="P6">ᎤᏍᏗ ᎠᎩᎦᎨ ᏥᏔᎦ ᎠᎩᏏ Ꮭ ᎦᎾᎵ ᏱᎩ.</text:p>
      <text:p text:style-name="P6">ᎤᏍᏗ ᎠᎩᎦᎨ ᏥᏔᎦ ᎠᎩᏏ ᎣᏍᏓ.</text:p>
      <text:h text:style-name="Heading_20_1" text:outline-level="1"><text:soft-page-break/>ᎠᏯᏙᎸᎢ 20</text:h>
      <text:p text:style-name="Standard">ᎯᎪᏩᏔ, ᎠᎭᏂ ᎦᎾᎵ ᏪᏌ.</text:p>
      <text:p text:style-name="Standard">ᎯᎪᏩᏔ, ᎠᎭᏂ ᎦᎾᎵ ᎧᏂᏈᏌ.</text:p>
      <text:p text:style-name="Standard">ᎯᎪᏩᏔ, ᎠᎭᏂ ᎦᎾᎵ ᏏᏆ.</text:p>
      <text:p text:style-name="Standard">ᎥᏍᎩᎾ ᏙᎯᏳ ᎠᏂᎾᎵ ᎠᎴ Ꮭ ᎤᎩᏔ ᏳᏂᏩᏛᎮ.<text:span text:style-name="T10"/></text:p>
      <text:p text:style-name="Standard">ᎥᏍᎩᎾ ᏙᎯᏳ ᎠᏂᎾᎵ ᎠᎴ Ꮭ ᎤᎩᏔ ᏳᏂᏫᏎ.<text:span text:style-name="T10"/></text:p>
      <text:p text:style-name="Standard">ᎥᏍᎩᎾ ᏙᎯᏳ ᎠᏂᎾᎵ ᎠᎴ Ꮭ ᎤᏣᎴᏍᏗ ᏳᏂᏟᏌᏁ.<text:span text:style-name="T10"/></text:p>
      <text:p text:style-name="Standard">Ꭳ, ᎠᏂᎾᎵ ᏧᎾᎵᎢ.</text:p>
      <text:p text:style-name="Standard">ᎤᏂᎩᏔ ᏗᎬᏩᏂᏩᏛᏗ.</text:p>
      <text:p text:style-name="Standard">ᎤᏫᏍᏗ ᎬᏩᏂᏍᏕᎸᏗ.</text:p>
      <text:p text:style-name="Standard">ᏧᏩᏟᏐᏗ ᎬᏩᏂᏍᏕᎸᏗ.<text:span text:style-name="T10"/></text:p>
      <text:h text:style-name="Heading_20_1" text:outline-level="1">ᎠᏯᏙᎸᎢ 21</text:h>
      <text:p text:style-name="P7">[ᏗᏥᎶᏍᏓᏅᎯ]</text:p>
      <text:p text:style-name="P7">ᎠᎭᏂ ᏗᏍᏙᏍᎩᎢ.</text:p>
      <text:p text:style-name="P7">ᎩᎶ ᎤᏣᎴᏍᏗ ᏗᏍᏙᏍᎩᎢ ᎤᏫᏘᏗ.</text:p>
      <text:p text:style-name="P7">ᎦᎪ ᎤᏣᎴᏍᏗ ᏗᏍᏙᏍᎩᎢ ᏛᏫᏛᎯ?</text:p>
      <text:p text:style-name="P7">Ꭷ ᏏᏆ, ᏘᏫᏛᎯ?</text:p>
      <text:p text:style-name="P7">Ꭷ ᏪᏌ, ᏘᏫᏛᎯ?</text:p>
      <text:p text:style-name="P7">Ꭷ ᎧᏂᏈᏌ, ᏘᏫᏛᎯ?</text:p>
      <text:p text:style-name="P7">ᎦᎪ ᏛᏫᏛᎯ?</text:p>
      <text:p text:style-name="P7">“Ꮭ ᏱᏂᏓᎦᏛᏁᎵ,” ᎤᏛᏁ ᏏᏆ.</text:p>
      <text:p text:style-name="P7">“Ꮭ ᏱᏂᏓᎦᏛᏁᎵ,” ᎤᏛᏁ ᏪᏌ.</text:p>
      <text:p text:style-name="P7">“Ꮭ ᏱᏂᏓᎦᏛᏁᎵ,” ᎤᏛᏁ ᎧᏂᏈᏌ.</text:p>
      <text:p text:style-name="P7">“ᎾᎯᏳ ᏓᏥᏫᏛᎯ,” ᎤᏛᏁ ᏥᏔᎦ.<text:span text:style-name="T49"/></text:p>
      <text:p text:style-name="P7">ᎠᎴ ᏄᏛᏁᎴ.</text:p>
      <text:h text:style-name="Heading_20_1" text:outline-level="1">ᎠᏯᏙᎸᎢ 22</text:h>
      <text:p text:style-name="Standard">ᎦᏙᎲ ᎤᏣᎴᏍᏗ ᏗᏍᏙᏍᎩᎢ ᎠᏎ ᎤᏫᏘᏗ?<text:span text:style-name="T11"/><text:span text:style-name="T11"/></text:p>
      <text:p text:style-name="Standard">ᎦᏙᎲ ᏥᏔᎦ ᎠᏎ ᎤᏫᏘᏗ?<text:span text:style-name="T11"/></text:p>
      <text:p text:style-name="Standard">ᎦᎾᎵ ᏏᏆ ᎤᏫᏛᎲᎭ.</text:p>
      <text:p text:style-name="Standard">ᎦᎾᎵ ᏪᏌ ᎤᏫᏛᎲᎭ.</text:p>
      <text:p text:style-name="Standard">ᎦᎾᎵ ᎧᏂᏈᏌ ᎤᏫᏛᎲᎭ.</text:p>
      <text:p text:style-name="Standard">ᎦᏙᎲ Ꮭ ᏏᏆ ᏯᏫᏗᎭ?</text:p>
      <text:p text:style-name="Standard">Ꮎ ᏏᏆ ᏙᎯᏳ ᎦᎾᎵ.</text:p>
      <text:p text:style-name="Standard">ᎦᏙᎲ Ꮭ ᎦᎾᎵ ᏪᏌ ᏯᏫᏗᎭ?</text:p>
      <text:p text:style-name="Standard">Ꮎ ᏪᏌ ᏙᎯᏳ ᎦᎾᎵ.</text:p>
      <text:p text:style-name="Standard">ᎦᏙᎲ Ꮭ ᎦᎾᎵ ᎧᏂᏈᏌ ᏯᏫᏗᎭ?</text:p>
      <text:p text:style-name="Standard">Ꮎ ᎧᏂᏈᏌ ᏙᎯᏳ ᎦᎾᎵ.</text:p>
      <text:p text:style-name="Standard">ᎤᏍᏗ ᎠᎩᎦᎨ ᏥᏔᎦ ᎠᎩᏏ ᏛᏫᏛᎯ.</text:p>
      <text:h text:style-name="Heading_20_1" text:outline-level="1">ᎠᏯᏙᎸᎢ 23</text:h>
      <text:p text:style-name="P10">ᎯᎠ ᎠᏴᏫ ᏗᏍᏙᏍᎩ.</text:p>
      <text:p text:style-name="P11">ᎦᏙ ᏗᏍᏙᏍᎩ ᏛᏛᏁᎵ ᎤᏣᎴᏍᏗ?</text:p>
      <text:p text:style-name="Standard">ᏗᏍᏙᏍᎩ ᎤᏣᎴᏍᏗ ᏛᏍᏙᎢ. ᎢᏌ ᏂᏓᎦᎵᏍᏔᏂ.<text:span text:style-name="T50"/><text:span text:style-name="T51"/></text:p>
      <text:p text:style-name="Standard">ᎢᏌ ᎣᏍᏓ ᎨᏎᏍᏗ.</text:p>
      <text:p text:style-name="Standard">ᎣᏍᏓ ᎤᏣᎴᏍᏗ ᎢᏌ ᏂᏓᎦᎵᏍᏔᏂ.<text:span text:style-name="T52"/></text:p>
      <text:p text:style-name="Standard"><text:soft-page-break/>ᎦᏙ ᎣᏍᏓ ᎨᏎᏍᏗ?</text:p>
      <text:p text:style-name="Standard">ᎣᏍᏓ ᎠᎩᏍᏗ ᏂᏓᎦᎵᏍᏔᏂ.<text:span text:style-name="T53"/></text:p>
      <text:h text:style-name="Heading_20_1" text:outline-level="1">ᎠᏯᏙᎸᎢ 24</text:h>
      <text:p text:style-name="Standard">ᎤᏍᏗ ᎠᎩᎦᎨ ᏥᏔᎦ ᎠᎩᏏ ᎤᏣᎴᏍᏗ ᎤᎩᏔ ᎤᏩᏛᎮ.<text:span text:style-name="T12"/></text:p>
      <text:p text:style-name="Standard">ᎾᎯᏳ ᎤᏫᏎ.<text:span text:style-name="T54"/></text:p>
      <text:p text:style-name="Standard">ᎤᏣᎴᏍᏗ ᎤᏩᏟᏌᏁ.</text:p>
      <text:p text:style-name="Standard">ᏗᏍᏙᏍᎩᎢ ᎤᏫᏛᎮ.</text:p>
      <text:p text:style-name="Standard">ᏗᏍᏙᏍᎩ ᏛᏍᏙᎢ ᎠᎴ ᏛᏍᏙᎢ ᎠᎴ ᏛᏍᏙᎢ.<text:span text:style-name="T55"/><text:span text:style-name="T12"/></text:p>
      <text:p text:style-name="Standard">ᏗᏍᏙᏍᎩ ᎤᏣᎴᏍᏗ ᏛᏍᏙᎢ.<text:span text:style-name="T55"/></text:p>
      <text:p text:style-name="Standard">ᏗᏍᏙᏍᎩ ᏛᏍᏙᎢ ᎠᎴ ᎢᏌ ᏂᏓᎦᎵᏍᏔᏂ.<text:span text:style-name="T56"/><text:span text:style-name="T57"/></text:p>
      <text:h text:style-name="Heading_20_1" text:outline-level="1">ᎠᏯᏙᎸᎢ 25</text:h>
      <text:p text:style-name="Standard">ᎦᎪ ᎦᎾᎵ ᎨᏎ ᎠᎴ Ꮭ ᎤᎩᏔ ᏳᏩᏛᎮ?<text:span text:style-name="T13"/></text:p>
      <text:p text:style-name="Standard">Ꮎ ᏏᏆ ᏙᎯᏳ ᎦᎾᎵ ᎨᏎ ᎠᎴ Ꮭ ᎤᎩᏔ ᏳᏩᏛᎮ.<text:span text:style-name="T58"/></text:p>
      <text:p text:style-name="Standard">ᎦᎪ ᎦᎾᎵ ᎨᏎ ᎠᎴ Ꮭ ᎤᎩᏔ ᏳᏫᏎ?<text:span text:style-name="T13"/></text:p>
      <text:p text:style-name="Standard">Ꮎ ᏪᏌ ᏙᎯᏳ ᎦᎾᎵ ᎨᏎ ᎠᎴ Ꮭ ᎤᎩᏔ ᏳᏫᏎ.<text:span text:style-name="T58"/></text:p>
      <text:p text:style-name="Standard">ᎦᎪ ᎦᎾᎵ ᎨᏎ ᎠᎴ Ꮭ ᎤᏣᎴᏍᏗ ᏳᏩᏟᏌᏁ?<text:span text:style-name="T13"/><text:span text:style-name="T13"/></text:p>
      <text:p text:style-name="Standard">Ꮎ ᎧᏂᏈᏌ ᏙᎯᏳ ᎦᎾᎵ ᎨᏎ ᎠᎴ Ꮭ ᎤᏣᎴᏍᏗ ᏳᏩᏟᏌᏁ.<text:span text:style-name="T58"/></text:p>
      <text:p text:style-name="Standard">Ꭳ, ᏙᎯᏳ ᎯᎾᎵ, ᏏᏆ!</text:p>
      <text:p text:style-name="Standard">Ꭳ, ᏙᎯᏳ ᎯᎾᎵ, ᏪᏌ!</text:p>
      <text:p text:style-name="Standard">Ꭳ, ᏙᎯᏳ ᎯᎾᎵ, ᎧᏂᏈᏌ!</text:p>
      <text:p text:style-name="Standard">ᏝᏍ ᏴᎦᏘᎩ ᏙᎯᏳ ᎯᎾᎵ, ᏏᏆ?</text:p>
      <text:p text:style-name="Standard">ᏝᏍ ᏴᎦᏘᎩ ᏙᎯᏳ ᎯᎾᎵ, ᏪᏌ?</text:p>
      <text:p text:style-name="Standard">ᏝᏍ ᏴᎦᏘᎩ ᏙᎯᏳ ᎯᎾᎵ, ᎧᏂᏈᏌ?</text:p>
      <text:p text:style-name="Standard">Ꭳ, Ꮭ, ᎥᏝ ᏭᎪᏛᎢ ᎣᎩᎾᎵ ᏱᎩ ᏓᏲᏥᎩ.</text:p>
      <text:p text:style-name="Standard">“ᎢᏌ ᏓᏲᏥᎩ,” ᎤᏛᏁ ᏏᏆ.<text:span text:style-name="T13"/></text:p>
      <text:p text:style-name="Standard">“ᎢᏌ ᏓᏲᏥᎩ,” ᎤᏛᏁ ᏪᏌ.<text:span text:style-name="T13"/></text:p>
      <text:p text:style-name="Standard">“ᎢᏌ ᏓᏲᏥᎩ,” ᎤᏛᏁ ᎧᏂᏈᏌ.<text:span text:style-name="T13"/></text:p>
      <text:h text:style-name="Heading_20_1" text:outline-level="1">ᎠᏯᏙᎸᎢ 26</text:h>
      <text:p text:style-name="Standard">ᎦᎪ ᎤᏤᎵ ᎯᎠ ᎤᏣᎴᏍᏗ?<text:span text:style-name="T59"/></text:p>
      <text:p text:style-name="Standard">“ᎠᏆᏤᎵ ᎤᏣᎴᏍᏗ,” ᎤᏛᏁ ᏏᏆ.</text:p>
      <text:p text:style-name="Standard">“ᎠᏆᏤᎵ ᎤᏣᎴᏍᏗ,” ᎤᏛᏁ ᏪᏌ.</text:p>
      <text:p text:style-name="Standard">“ᎠᏆᏤᎵ ᎤᏣᎴᏍᏗ,” ᎤᏛᏁ ᎧᏂᏈᏌ.</text:p>
      <text:p text:style-name="Standard">“ᎯᎠ ᎤᏣᎴᏍᏗ ᎥᏝ ᎢᏣᏤᎵ ᏱᎩ,” ᎤᏛᏁ ᎤᏍᏗ ᎠᎩᎦᎨ ᏥᏔᎦ ᎠᎩᏏ.<text:span text:style-name="T13"/></text:p>
      <text:p text:style-name="Standard">“ᎠᏆᏤᎵᎦᏯ ᎤᏣᎴᏍᏗ.<text:span text:style-name="T60"/></text:p>
      <text:p text:style-name="Standard">ᎤᎩᏔ ᎠᎩᏩᏛᎲᎩ.</text:p>
      <text:p text:style-name="Standard">ᎤᎩᏔ ᎠᎩᏫᏒᎩ.</text:p>
      <text:p text:style-name="Standard">ᎤᏣᎴᏍᏗ ᎠᎩᏩᏟᏌᏅᎩ.</text:p>
      <text:p text:style-name="Standard">ᏗᏍᏙᏍᎩᎢ ᎠᎩᏫᏛᎲᎩ.</text:p>
      <text:p text:style-name="Standard">Ꮭ ᎤᎩᏔ ᏱᏥᏩᏛᎲᎩ.</text:p>
      <text:p text:style-name="Standard">Ꮭ ᏱᏥᏫᏒᎩ.</text:p>
      <text:p text:style-name="Standard">Ꮭ ᎤᏣᎴᏍᏗ ᏱᏥᏟᏌᏅᎩ.</text:p>
      <text:p text:style-name="Standard">Ꮭ ᏗᏍᏙᏍᎩᎢ ᏱᏥᏫᏛᎲᎩ.</text:p>
      <text:p text:style-name="Standard">ᎢᏥᎪᏩᏔ, ᎠᎭᏂ ᎤᏣᎴᏍᏗ ᎢᏌ.<text:span text:style-name="T61"/></text:p>
      <text:p text:style-name="Standard">ᎥᏍᎩᎾ ᎠᏥᎵᏗᎭ ᏕᎦᎵᏗ.</text:p>
      <text:p text:style-name="Standard">ᎢᏌ ᎠᏥᎵᏗᎭ ᏕᎦᎵᏗ.</text:p>
      <text:p text:style-name="Standard"><text:soft-page-break/>ᎢᏌ ᎣᏍᏓ.</text:p>
      <text:p text:style-name="Standard">ᎣᏍᏓ ᎠᎩᎩᏍᏗ.</text:p>
      <text:p text:style-name="Standard">ᎥᏍᎩᎾ ᏙᎯᏳ ᎣᏍᏓ ᎠᏎᏃ Ꮭ ᏱᏓᏣᎯ, ᎯᎾᎵ ᏏᏆ.<text:span text:style-name="T62"/><text:span text:style-name="T62"/></text:p>
      <text:p text:style-name="P12">ᎥᏍᎩᎾ ᏙᎯᏳ ᎣᏍᏓ ᎠᏎᏃ Ꮭ ᏱᏓᏣᎯ, ᎯᎾᎵ ᏪᏌ.<text:span text:style-name="T62"/><text:span text:style-name="T62"/></text:p>
      <text:p text:style-name="P12">ᎥᏍᎩᎾ ᏙᎯᏳ ᎣᏍᏓ ᎠᏎᏃ Ꮭ ᏱᏓᏣᎯ, ᎯᎾᎵ ᎧᏂᏈᏌ.<text:span text:style-name="T62"/><text:span text:style-name="T62"/></text:p>
      <text:h text:style-name="Heading_20_1" text:outline-level="1">ᎠᏯᏙᎸᎢ 27</text:h>
      <text:p text:style-name="Standard">ᎠᎭᏂ ᎤᏣᎴᏍᏗ ᎢᏌ.</text:p>
      <text:p text:style-name="Standard">ᏗᏍᏙᏍᎩ ᎤᏍᏙᎥᎩ. ᎢᏌ ᏄᎵᏍᏔᏅᎩ.<text:span text:style-name="T63"/></text:p>
      <text:p text:style-name="Standard">ᎢᏌ ᎠᏥᎵᏗᎭ ᏕᎦᎵᏗ.</text:p>
      <text:p text:style-name="Standard">ᎢᏌ ᎣᏍᏓ.</text:p>
      <text:p text:style-name="Standard">ᎤᏣᎴᏍᏗ ᎢᏌ ᎣᏍᏓ.</text:p>
      <text:p text:style-name="Standard">ᎣᏍᏓ ᎠᎩᎩᏍᏗ.</text:p>
      <text:p text:style-name="Standard">ᎦᎪ ᏛᎩᏒᏏ?</text:p>
      <text:p text:style-name="Standard">ᏛᎩᏒᏏᏍ Ꮎ ᎦᎾᎵ ᏏᏆ?</text:p>
      <text:p text:style-name="Standard">ᏛᎩᏒᏏᏍ Ꮎ ᎦᎾᎵ ᏪᏌ?</text:p>
      <text:p text:style-name="Standard">ᏛᎩᏒᏏᏍ Ꮎ ᎦᎾᎵ ᎧᏂᏈᏌ?</text:p>
      <text:p text:style-name="Standard">“ᏘᎩᏒᏏᏍ, ᏏᏆ?” ᎤᏛᏁ ᎤᏍᏗ ᎠᎩᎦᎨ ᏥᏔᎦ ᎠᎩᏏ.<text:span text:style-name="T13"/></text:p>
      <text:p text:style-name="Standard">“ᏘᎩᏒᏏᏍ, ᏪᏌ?” ᎤᏛᏁ ᎤᏍᏗ ᎠᎩᎦᎨ ᏥᏔᎦ ᎠᎩᏏ.<text:span text:style-name="T13"/></text:p>
      <text:p text:style-name="Standard">“ᏘᎩᏒᏏᏍ, ᎧᏂᏈᏌ?” ᎤᏛᏁ ᎤᏍᏗ ᎠᎩᎦᎨ ᏥᏔᎦ ᎠᎩᏏ.<text:span text:style-name="T13"/></text:p>
      <text:p text:style-name="Standard">“Ꮭ ᏱᏥᎩᏎᎦ,” ᎤᏛᏁ ᎦᎾᎵ ᎧᏂᏈᏌ.<text:span text:style-name="T65"/><text:span text:style-name="T64"/></text:p>
      <text:p text:style-name="P13">“Ꮭ ᏱᏥᎩᏎᎦ,” ᎤᏛᏁ ᎦᎾᎵ ᏪᏌ.<text:span text:style-name="T65"/><text:span text:style-name="T64"/></text:p>
      <text:p text:style-name="P14">“Ꮭ ᏱᏥᎩᏎᎦ,” ᎤᏛᏁ ᎦᎾᎵ ᏏᏆ.<text:span text:style-name="T65"/><text:span text:style-name="T64"/></text:p>
      <text:p text:style-name="Standard">“ᎾᎯᏳ ᏂᏓᎦᏛᏁᎵ,” ᎤᏛᏁ ᎤᏍᏗ ᎠᎩᎦᎨ ᏥᏔᎦ ᎠᎩᏏ.<text:span text:style-name="T13"/></text:p>
      <text:p text:style-name="Standard">ᎠᎴ ᏄᏛᏁᎴ.</text:p>
      <text:h text:style-name="Heading_20_1" text:outline-level="1">ᎠᏯᏙᎸᎢ 28</text:h>
      <text:p text:style-name="Standard">ᎦᎪ ᏗᏍᏙᏍᎩᎢ ᎢᏌ ᏫᏛᎩᏒᏏ?<text:span text:style-name="T13"/></text:p>
      <text:p text:style-name="Standard">ᎦᎾᎵᏍ ᏏᏆ ᏫᏛᎩᏒᏏ?</text:p>
      <text:p text:style-name="Standard">ᎦᎾᎵᏍ ᏪᏌ ᏫᏛᎩᏒᏏ?</text:p>
      <text:p text:style-name="Standard">ᎦᎾᎵᏍ ᎧᏂᏈᏌ ᏫᏛᎩᏒᏏ?</text:p>
      <text:p text:style-name="Standard">“ᏫᎩᏎᎦᏍ, ᏏᏆ?” ᎤᏛᏁ ᎤᏍᏗ ᎠᎩᎦᎨ ᏥᏔᎦ ᎠᎩᏏ.<text:span text:style-name="T13"/></text:p>
      <text:p text:style-name="Standard">“ᏫᎩᏎᎦᏍ, ᏪᏌ?” ᎤᏛᏁ ᎤᏍᏗ ᎠᎩᎦᎨ ᏥᏔᎦ ᎠᎩᏏ.<text:span text:style-name="T13"/></text:p>
      <text:p text:style-name="Standard">“ᏫᎩᏎᎦᏍ, ᎧᏂᏈᏌ?” ᎤᏛᏁ ᎤᏍᏗ ᎠᎩᎦᎨ ᏥᏔᎦ ᎠᎩᏏ.<text:span text:style-name="T13"/></text:p>
      <text:p text:style-name="Standard">“ᎥᏝ ᏱᎨᎦ,” ᎤᏛᏁ Ꮎ ᎦᎾᎵ ᎧᏂᏈᏌ.<text:span text:style-name="T66"/></text:p>
      <text:p text:style-name="P15">“ᎥᏝ ᏱᎨᎦ,” ᎤᏛᏁ Ꮎ ᎦᎾᎵ ᏪᏌ.<text:span text:style-name="T66"/></text:p>
      <text:p text:style-name="P15">“ᎥᏝ ᏱᎨᎦ,” ᎤᏛᏁ Ꮎ ᎦᎾᎵ ᏏᏆ.<text:span text:style-name="T66"/></text:p>
      <text:p text:style-name="Standard">“ᎾᎯᏳ ᏂᏓᎦᏛᏁᎵ,” ᎤᏛᏁ ᎤᏍᏗ ᎠᎩᎦᎨ ᏥᏔᎦ ᎠᎩᏏ.<text:span text:style-name="T13"/></text:p>
      <text:p text:style-name="Standard">ᎠᎴ ᏄᏛᏁᎴ.</text:p>
      <text:h text:style-name="Heading_20_1" text:outline-level="1">ᎠᏯᏙᎸᎢ 29</text:h>
      <text:p text:style-name="Standard">ᏏᏆ ᎤᎩᏔ ᎬᏩᏛᏗ ᎨᏎᎢ.<text:span text:style-name="T13"/></text:p>
      <text:p text:style-name="Standard">ᏪᏌ ᎬᏩᏫᏍᏗ ᎨᏎᎢ.</text:p>
      <text:p text:style-name="Standard">ᎧᏂᏈᏌ ᎤᏣᎴᏍᏗ ᎬᏩᏟᏐᏗ ᎨᏎᎢ.<text:span text:style-name="T13"/></text:p>
      <text:p text:style-name="Standard">ᎠᏎᏃ Ꮭ ᏏᏆ ᏳᏩᏛᎮ.<text:span text:style-name="T13"/></text:p>
      <text:p text:style-name="Standard">Ꮭ ᏪᏌ ᏳᏫᏎ.</text:p>
      <text:p text:style-name="Standard">Ꮭ ᎧᏂᏈᏌ ᎤᏣᎴᏍᏗ ᏳᏩᏟᏌᏁ.<text:span text:style-name="T13"/></text:p>
      <text:p text:style-name="Standard">Ꮭ ᏳᏂᏫᏛᎮ ᏗᏍᏙᏍᎩᎢ.<text:span text:style-name="T13"/></text:p>
      <text:p text:style-name="Standard"><text:soft-page-break/>Ꮭ ᏳᏂᎩᏒᏎ ᏗᏍᏙᏍᎩᎢ.<text:span text:style-name="T13"/></text:p>
      <text:p text:style-name="Standard">ᎥᏍᎩᎾ ᏙᎯᏳ ᎠᏂᎾᎵ ᎨᏎᎢ.</text:p>
      <text:p text:style-name="Standard">ᎤᏍᏗ ᎠᎩᎦᎨ ᏥᏔᎦ ᎠᎩᏏ ᎤᎩᏔ ᎤᏩᏛᎮ.</text:p>
      <text:p text:style-name="Standard">ᎤᏍᏗ ᎠᎩᎦᎨ ᏥᏔᎦ ᎠᎩᏏ ᎤᏫᏎ.</text:p>
      <text:p text:style-name="Standard">ᎤᎩᏔ ᎤᏩᏛᎮ.</text:p>
      <text:p text:style-name="Standard">ᎠᏎ ᎤᏫᏍᏗ ᎨᏎᎢ.</text:p>
      <text:p text:style-name="Standard">ᎤᏣᎴᏍᏗ ᎠᏎ ᎤᏩᏟᏐᏗ ᎨᏎᎢ.</text:p>
      <text:p text:style-name="Standard">ᏗᏍᏙᏍᎩᎢ ᎠᏎ ᎤᏫᏘᏗ ᎨᏎᎢ.</text:p>
      <text:p text:style-name="Standard">ᏗᏍᏙᏍᎩᎢ ᎠᏎ ᎤᎩᏒᏍᏗ ᎨᏎᎢ.</text:p>
      <text:h text:style-name="Heading_20_1" text:outline-level="1">ᎠᏯᏙᎸᎢ 30</text:h>
      <text:p text:style-name="Standard">ᎦᎪ ᎤᏤᎵ ᎢᏌ, ᏪᏌ?</text:p>
      <text:p text:style-name="Standard">ᎦᎪ ᎤᏤᎵ ᎢᏌ, ᎧᏂᏈᏌ?</text:p>
      <text:p text:style-name="Standard">ᎦᎪ ᎤᏤᎵ ᎢᏌ, ᏏᏆ?</text:p>
      <text:p text:style-name="Standard">ᎥᏝ ᏣᏤᎵ ᎢᏌ ᏱᎩ, ᏪᏌ.</text:p>
      <text:p text:style-name="Standard">ᎥᏝ ᏣᏤᎵ ᎢᏌ ᏱᎩ, ᎧᏂᏈᏌ.</text:p>
      <text:p text:style-name="Standard">ᎥᏝ ᏣᏤᎵ ᎢᏌ ᏱᎩ, ᏏᏆ.</text:p>
      <text:p text:style-name="Standard">“ᎠᏆᏤᎵᎦᏯ ᎢᏌ,” ᎤᏛᏁ ᏥᏔᎦ.<text:span text:style-name="T69"/><text:span text:style-name="T67"/></text:p>
      <text:p text:style-name="Standard">“ᎠᏆᏤᎵ ᎤᎩᏔ ᎨᏎ,” ᎤᏛᏁ ᏥᏔᎦ.<text:span text:style-name="T68"/></text:p>
      <text:p text:style-name="Standard">“ᎠᎩᏫᏒᎩ.</text:p>
      <text:p text:style-name="Standard">ᎠᏆᏤᎵ ᎤᏣᎴᏍᏗ ᎦᎪᏗ ᎨᏒᎩ.</text:p>
      <text:p text:style-name="Standard">ᎠᏆᏤᎵ ᎤᏣᎴᏍᏗ ᎨᏒᎩ.</text:p>
      <text:p text:style-name="Standard">ᎠᏆᏟᏌᏅᎩ.</text:p>
      <text:p text:style-name="Standard">ᏗᏍᏙᏍᎩᎢ ᏩᎩᏫᏛᎲᎩ.</text:p>
      <text:p text:style-name="Standard">ᎠᎴ ᏃᏊ ᎠᏆᏤᎵᎦᏯ ᎢᏌ.”<text:span text:style-name="T70"/></text:p>
      <text:h text:style-name="Heading_20_1" text:outline-level="1">ᎠᏯᏙᎸᎢ 31</text:h>
      <text:p text:style-name="Standard">ᏂᎦᏓᏍ ᏏᏆ ᎠᏂᎾᎵ ᎨᏐᎢ?</text:p>
      <text:p text:style-name="Standard">Ꭳ, ᎥᏝ, Ꮭ ᏂᎦᏓ ᏏᏆ ᎠᏂᎾᎵ ᏱᎩ.</text:p>
      <text:p text:style-name="Standard">ᎢᎦᏓᏊ ᏏᏆ ᎠᏂᎾᎵ.<text:span text:style-name="T71"/></text:p>
      <text:p text:style-name="Standard">ᎯᎠ ᏏᏆ ᎦᎾᎵ.</text:p>
      <text:p text:style-name="Standard">ᎥᏍᎩᎾ ᎯᎪᏩᏔ!</text:p>
      <text:p text:style-name="Standard">Ꮎ ᎦᎾᎵ ᏏᏆ!`</text:p>
      <text:p text:style-name="Standard">ᏂᎦᏓᏍ ᏪᏌ ᎠᏂᎾᎵ ᎨᏐᎢ?</text:p>
      <text:p text:style-name="Standard">Ꭳ, ᎥᏝ, Ꮭ ᏂᎦᏓ ᏪᏌ ᎠᏂᎾᎵ ᏱᎩ.</text:p>
      <text:p text:style-name="Standard">ᎯᎠ ᏪᏌ ᎦᎾᎵ.</text:p>
      <text:p text:style-name="Standard">ᎥᏍᎩᎾ ᎯᎪᏩᏔ!</text:p>
      <text:p text:style-name="Standard">ᎦᎾᎵᏧ ᏪᏌ?</text:p>
      <text:p text:style-name="Standard">ᏂᎦᏓᏍ ᎧᏂᏈᏌ ᎠᏂᎾᎵ ᎨᏐᎢ?</text:p>
      <text:p text:style-name="Standard">Ꭳ, ᎥᏝ, Ꮭ ᏂᎦᏓ ᎧᏂᏈᏌ ᎠᏂᎾᎵ ᏱᎩ.</text:p>
      <text:p text:style-name="Standard">ᎯᎠ ᎧᏂᏈᏌ ᎦᎾᎵ.</text:p>
      <text:p text:style-name="Standard">ᎠᏎᏃ, Ꮒ, ᎠᎭᏂ ᎤᏍᏗ ᏥᏔᎦ ᎠᎩᏏ.</text:p>
      <text:p text:style-name="Standard">ᎤᏍᏗ ᎠᎩᎦᎨ ᏥᏔᎦ ᎠᎩᏏ!</text:p>
      <text:p text:style-name="Standard">ᎥᏝᏧ ᎥᏍᎩᎾ ᎦᎾᎵ ᏱᎩ?</text:p>
      <text:p text:style-name="Standard">ᎦᏙ? ᎦᎾᎵᏍ ᎤᏍᏗ ᎠᎩᎦᎨ ᏥᏔᎦ ᎠᎩᏏ?</text:p>
      <text:p text:style-name="Standard">Ꭳ, Ꮭ, ᎥᏝ! Ꮭ ᎥᏍᎩᎾ ᎦᎾᎵ ᏱᎩ!</text:p>
      <text:p text:style-name="Standard">ᎤᎩᏔ ᎤᏩᏛᎮ.</text:p>
      <text:p text:style-name="Standard">ᎤᏫᏎ.</text:p>
      <text:p text:style-name="Standard">ᎤᏣᎴᏍᏗ ᎤᏩᏟᏌᏁ.</text:p>
      <text:p text:style-name="Standard"><text:soft-page-break/>ᏗᏍᏙᏍᎩᎢ ᎤᏫᏛᎮ.</text:p>
      <text:p text:style-name="Standard">ᏗᏍᏙᏍᎩᎢ ᎤᎩᏒᏎ.</text:p>
      <text:p text:style-name="Standard">ᎦᎪ ᎤᏤᎵ ᎢᏌ ᎾᎯᏳ?</text:p>
      <text:p text:style-name="Standard">ᏏᏆ ᎢᏌ ᎥᏝ ᎤᏤᎵ ᏱᎩ.</text:p>
      <text:p text:style-name="Standard">ᏪᏌ ᎢᏌ ᎥᏝ ᎤᏤᎵ ᏱᎩ.</text:p>
      <text:p text:style-name="Standard">ᎧᏂᏈᏌ ᎢᏌ ᎥᏝ ᎤᏤᎵ ᏱᎩ.</text:p>
      <text:p text:style-name="Standard">ᎤᏍᏗ ᎠᎩᎦᎨ ᏥᏔᎦ ᎠᎩᏏ ᎤᏤᎵ ᎢᏌ.</text:p>
      <text:h text:style-name="Heading_20_1" text:outline-level="1">ᎠᏯᏙᎸᎢ 32</text:h>
      <text:p text:style-name="Standard">“Ꭷ ᏏᏆ, ᎦᎪ ᎢᏌ ᏛᎩᏒᏏ?</text:p>
      <text:p text:style-name="Standard">ᎦᎪ ᏗᏍᏙᏍᎩᎢ ᏛᎩᏒᏏ?</text:p>
      <text:p text:style-name="Standard">Ꭷ ᏪᏌ, ᎢᏌᏍ ᏘᎩᏒᏏ?</text:p>
      <text:p text:style-name="Standard">ᏗᏍᏙᏍᎩᎢᏍ ᏘᎩᏒᏏ?”</text:p>
      <text:p text:style-name="Standard">“ᎥᏝ, ᏙᎯᏳ ᏥᎾᎵ.”</text:p>
      <text:p text:style-name="Standard">“Ꭷ ᎧᏂᏈᏌ, ᏗᏍᏙᏍᎩᎢ ᎢᏌᏍ ᏘᎩᏒᏏ?”<text:span text:style-name="T14"/></text:p>
      <text:p text:style-name="Standard">“ᏗᏍᏙᏍᎩᎢᏍ ᏕᎦᎵᏗ ᏘᎩᏒᏏ?<text:span text:style-name="T14"/></text:p>
      <text:p text:style-name="Standard">ᏕᎦᎵᏗᏍ ᏘᎩᏒᏏ?”</text:p>
      <text:p text:style-name="Standard">“ᎥᏝ ᏱᏂᏓᎦᏛᏁᎵ,” ᎤᏛᏁ ᎧᏂᏈᏌ.</text:p>
      <text:p text:style-name="Standard">“ᎠᎴ ᎥᏝ ᏱᏂᏓᎦᏛᏁᎵ,” ᎤᏛᏁ ᏏᏆ.</text:p>
      <text:p text:style-name="Standard">“ᎠᎴ ᎥᏝ ᏱᏂᏓᎦᏛᏁᎵ,” ᎤᏛᏁ ᏪᏌ.<text:span text:style-name="T14"/></text:p>
      <text:p text:style-name="Standard">“ᏙᎯᏳ ᏥᎾᎵ,” ᎤᏛᏁ ᎧᏂᏈᏌ.</text:p>
      <text:p text:style-name="Standard">“ᏙᎯᏳ ᏥᎾᎵ,” ᎤᏛᏁ ᏪᏌ.</text:p>
      <text:p text:style-name="Standard">“ᏙᎯᏳ ᏥᎾᎵ,” ᎤᏛᏁ ᏏᏆ.</text:p>
      <text:p text:style-name="Standard">ᏙᎯᏳ ᎠᏂᎾᎵ ᎠᎴ ᎥᏝ ᏗᏍᏙᏍᎩᎢ ᏱᏛᏂᏫᏛᎯ!</text:p>
      <text:p text:style-name="Standard">ᏙᎯᏳ ᎠᏂᎾᎵ ᎠᎴ ᎥᏝ ᏕᎦᎵᏗ ᏱᏛᏂᎩᏒᏏ!</text:p>
      <text:p text:style-name="Standard">ᏙᎯᏳ ᎠᏂᎾᎵ ᎠᎴ ᎥᏝ ᎢᏌ ᏱᏛᏂᎩᏒᏏ!</text:p>
      <text:p text:style-name="Standard">ᏙᎯᏳ ᎠᏂᎾᎵ ᎠᎴ ᏗᏍᏙᏍᎩᎢ ᎥᏝ ᏱᏛᏂᎩᏒᏏ!<text:span text:style-name="T15"/></text:p>
      <text:p text:style-name="Standard">“Ꭳ!” ᎤᏛᏁ ᎤᏍᏗ ᎠᎩᎦᎨ ᏥᏔᎦ ᎠᎩᏏ.<text:span text:style-name="T72"/></text:p>
      <text:p text:style-name="Standard">“ᎦᎪ ᏓᏰᏅᏏ?</text:p>
      <text:p text:style-name="Standard">ᎦᎪ ᎢᏌ ᎠᎩᏎᎦ?”</text:p>
      <text:p text:style-name="Standard">“Ꮭ ᏱᏂᏓᎦᏛᏁᎵ,” ᎤᏛᏁ ᎧᏂᏈᏌ.<text:span text:style-name="T16"/></text:p>
      <text:p text:style-name="Standard">“Ꮭ ᏱᏂᏓᎦᏛᏁᎵ,” ᎤᏛᏁ ᏪᏌ.</text:p>
      <text:p text:style-name="Standard">“Ꮭ ᏱᏂᏓᎦᏛᏁᎵ,” ᎤᏛᏁ ᏏᏆ.</text:p>
      <text:p text:style-name="Standard">“ᎾᎯᏳ ᏂᏓᎦᏛᏁᎵ,” ᎤᏛᏁ ᎤᏍᏗ ᎠᎩᎦᎨ ᏥᏔᎦ ᎠᎩᏏ.<text:span text:style-name="T17"/></text:p>
      <text:p text:style-name="Standard">ᎠᎴ ᏄᏛᏁᎴ.</text:p>
      <text:h text:style-name="Heading_20_1" text:outline-level="1">ᎠᏯᏙᎸᎢ 33</text:h>
      <text:p text:style-name="Standard">Ꮒ, ᎠᎭᏂ ᎢᏌ.</text:p>
      <text:p text:style-name="Standard">ᏕᎦᎵᏗ ᎤᏣᎠ.</text:p>
      <text:p text:style-name="Standard">ᎤᏍᏗ ᎠᎩᎦᎨ ᏥᏔᎦ ᎠᎩᏏ ᎤᎩᏒᏎ.</text:p>
      <text:p text:style-name="Standard">ᏗᏍᏙᏍᎩᎢ ᎤᎩᏒᏎ.</text:p>
      <text:p text:style-name="Standard">Ꮭ ᎦᎾᎵ ᏪᏌ ᏳᎩᏒᏎ.</text:p>
      <text:p text:style-name="Standard">ᎥᏍᎩᏅ ᎢᏳᏍᏗ ᎤᏍᏗ ᎠᎩᎦᎨ ᏥᏔᎦ ᎠᎩᏏ ᎤᎩᏒᏎ.</text:p>
      <text:p text:style-name="Standard">Ꮭ ᎦᎾᎵ ᎧᏂᏈᏌ ᏳᎩᏒᏎ.</text:p>
      <text:p text:style-name="Standard">ᎥᏍᎩᏅ ᎢᏳᏍᏗ ᎤᏍᏗ ᎠᎩᎦᎨ ᏥᏔᎦ ᎠᎩᏏ ᎤᎩᏒᏎ.</text:p>
      <text:p text:style-name="Standard">Ꮭ ᎦᎾᎵ ᏏᏆ ᎤᎩᏒᏎ.</text:p>
      <text:p text:style-name="Standard">ᎥᏍᎩᏅ ᎢᏳᏍᏗ ᎤᏍᏗ ᎠᎩᎦᎨ ᏥᏔᎦ ᎠᎩᏏ ᎤᎩᏒᏎ.</text:p>
      <text:p text:style-name="Standard">Ꮒ, ᎥᏍᎩᎾ ᎠᎭᏂ.</text:p>
      <text:p text:style-name="Standard">ᏕᎦᎵᏗ ᎤᏣᎠ.</text:p>
      <text:p text:style-name="Standard"><text:soft-page-break/>ᎯᎠ ᏕᎦᎵᏗ.</text:p>
      <text:p text:style-name="Standard">ᏕᎦᎵᏗ ᎢᏌ ᎤᏣᎠ.</text:p>
      <text:p text:style-name="Standard">ᎡᏆᏍ ᎢᏌ ᏕᎦᎵᏗ?</text:p>
      <text:p text:style-name="Standard">ᏪᏌᏍ ᎡᏆ ᏕᎦᎵᏗ ᏓᎦᎾᏏᏅᏏ?</text:p>
      <text:p text:style-name="Standard">ᎧᏂᏈᏌᏍ ᎡᏆ ᏕᎦᎵᏗ ᏓᎦᎾᏏᏅᏏ?</text:p>
      <text:p text:style-name="Standard">ᏏᏆᏍ ᎡᏆ ᏕᎦᎵᏗ ᏓᎦᎾᏏᏅᏏ?</text:p>
      <text:p text:style-name="Standard">ᎥᏝ, ᏥᏔᎦ ᎡᏆ ᏕᎦᎵᏗ ᏓᎦᎾᏏᏅᏏ.<text:span text:style-name="T73"/></text:p>
      <text:h text:style-name="Heading_20_1" text:outline-level="1">ᎠᏯᏙᎸᎢ 34</text:h>
      <text:p text:style-name="Standard">ᎢᏌᏍ ᏕᎦᎵᏗ ᎤᏣᎠ?</text:p>
      <text:p text:style-name="Standard">Ꭳ, ᎥᎥ, ᎢᏌ ᏕᎦᎵᏗ ᎤᏣᎠ.</text:p>
      <text:p text:style-name="Standard">ᎩᎶᏍ ᏕᎦᎵᏗ ᏛᏍᏚᎢᏏ?</text:p>
      <text:p text:style-name="Standard">ᎯᎪᏩᏔ, ᏏᏆ ᏕᎦᎵᏗ ᎠᎪᏩᏘᎭ.</text:p>
      <text:p text:style-name="Standard">ᎢᏌ ᏕᎦᎵᏗ ᎤᏣᎠ.</text:p>
      <text:p text:style-name="Standard">ᏏᏆᏍ ᏙᎯᏳ ᎦᎾᎵ ᏱᎩ ᎢᏳᏍᏗ ᎥᏝ ᏏᏆ ᏱᏛᏍᏚᎢᏏ?</text:p>
      <text:p text:style-name="Standard">ᎦᎪ ᏕᎦᎵᏗ ᏛᏍᏚᎢᏏ?</text:p>
      <text:p text:style-name="Standard">“Ꮭ ᏱᏂᏓᎦᏛᏁᎵ,” ᎤᏛᏁ ᏏᏆ.</text:p>
      <text:p text:style-name="Standard">“Ꮭ ᏱᏂᏓᎦᏛᏁᎵ,” ᎤᏛᏁ ᏪᏌ.</text:p>
      <text:p text:style-name="Standard">“Ꮭ ᏱᏂᏓᎦᏛᏁᎵ,” ᎤᏛᏁ ᎧᏂᏈᏌ.</text:p>
      <text:p text:style-name="Standard">“ᎾᎯᏳ ᏂᏓᎦᏛᏁᎵ,” ᎤᏛᏁ ᏥᏔᎦ ᎠᎩᏏ.</text:p>
      <text:p text:style-name="Standard">ᎠᎴ ᏄᏛᏁᎴ.</text:p>
      <text:p text:style-name="Standard">Ꭷ ᏏᏆ, Ꮭ ᎢᏌ ᏱᏓᏣᎯ.<text:span text:style-name="T18"/><text:span text:style-name="T18"/></text:p>
      <text:p text:style-name="Standard">Ꭷ ᏪᏌ, Ꮭ ᎢᏌ ᏱᏓᏣᎯ.<text:span text:style-name="T18"/></text:p>
      <text:p text:style-name="Standard">Ꭷ ᎧᏂᏈᏌ, Ꮭ ᎢᏌ ᏱᏓᏣᎯ.<text:span text:style-name="T18"/></text:p>
      <text:p text:style-name="Standard">ᎤᏙᎯᏳ ᎢᏥᎾᎵᏒᎢ.</text:p>
      <text:p text:style-name="Standard">ᎤᏍᏗ ᎠᎩᎦᎨ ᏥᏔᎦ ᎠᎩᏏ ᏕᎦᎵᏗ ᏛᏍᏚᎢᏏ.<text:span text:style-name="T19"/></text:p>
      <text:p text:style-name="Standard">ᎥᏍᎩᎾ ᎢᏌ ᏓᏳᎯ.</text:p>
      <text:h text:style-name="Heading_20_1" text:outline-level="1">ᎠᏯᏙᎸᎢ 35</text:h>
      <text:p text:style-name="Standard">ᎦᎪ ᏕᎦᎵᏗ ᏛᏍᏚᎢᏏ?</text:p>
      <text:p text:style-name="Standard">ᏏᏆᏍ ᏛᏍᏚᎢᏏ?</text:p>
      <text:p text:style-name="Standard">ᏪᏌᎨ ᏛᏍᏚᎢᏏ?</text:p>
      <text:p text:style-name="Standard">ᎧᏂᏈᏌᎨ ᏛᏍᏚᎢᏏ?</text:p>
      <text:p text:style-name="Standard">Ꮭ ᏏᏆ ᏱᏛᏍᏚᎢᏏ.</text:p>
      <text:p text:style-name="Standard">ᎥᏍᎩᎾ ᏙᎯᏳ ᎦᎾᎵ.</text:p>
      <text:p text:style-name="Standard">Ꮭ ᏪᏌ ᏱᏛᏍᏚᎢᏏ.</text:p>
      <text:p text:style-name="Standard">ᎥᏍᎩᎾ ᏙᎯᏳ ᎦᎾᎵ.</text:p>
      <text:p text:style-name="Standard">Ꮭ ᎧᏂᏈᏌ ᏱᏛᏍᏚᎢᏏ.</text:p>
      <text:p text:style-name="Standard">ᎥᏍᎩᎾ ᏙᎯᏳ ᎦᎾᎵ ᏍᏊ.</text:p>
      <text:p text:style-name="Standard">ᏏᏆᏍ ᏗᏍᏙᏍᎩᎢ ᏭᏪᏅᏎ?</text:p>
      <text:p text:style-name="Standard">ᏕᎦᎵᏗᏍ ᎤᎩᏒᏎ?</text:p>
      <text:p text:style-name="Standard">Ꭳ, Ꮭ, ᎥᏍᎩᎾ ᏙᎯᏳ ᎦᎾᎵ.</text:p>
      <text:p text:style-name="Standard">Ꮭ ᏰᏅᏒᎭ.</text:p>
      <text:p text:style-name="Standard">ᎦᎪ ᏗᏍᏙᏍᎩᎢ ᏭᏪᏅᏎ?</text:p>
      <text:p text:style-name="Standard">Ꮭ ᏪᏌ ᏰᏅᏒᎭ.</text:p>
      <text:p text:style-name="Standard">Ꮭ ᎧᏂᏈᏌ ᏰᏅᏒᎭ.</text:p>
      <text:p text:style-name="Standard">Ꮭ ᏏᏆ ᏰᏅᏒᎭ.</text:p>
      <text:p text:style-name="Standard">ᎤᏙᎯᏳ ᎠᏂᎾᎵ ᎢᏳᏍᏗ Ꮭ ᏱᏭᏁᏅᏎ.</text:p>
      <text:p text:style-name="Standard">ᎤᏍᏗ ᎠᎩᎦᎨ ᏥᏔᎦ ᎠᎩᏏ ᏗᏍᏙᏍᎩᎢ ᏭᏪᏅᏎ.<text:span text:style-name="T20"/></text:p>
      <text:p text:style-name="Standard"><text:soft-page-break/>Ꮭ ᏥᏔᎦ ᎦᎾᎵ ᎨᏎ.</text:p>
      <text:h text:style-name="Heading_20_1" text:outline-level="1">ᎠᏯᏙᎸᎢ 36</text:h>
      <text:p text:style-name="Standard">ᎦᏙ ᏛᏛᏁᎵ ᏃᏊ Ꮎ ᎤᏍᏗ ᏥᏔᎦ ᎠᎩᏏ?<text:span text:style-name="T20"/></text:p>
      <text:p text:style-name="Standard">ᎦᏙ ᏛᏛᏁᎵ ᎢᏌ?</text:p>
      <text:p text:style-name="Standard">ᎢᏌ ᎪᏢᏔᏅ ᎦᏚ ᏓᎦᏚᏂ.<text:span text:style-name="T20"/></text:p>
      <text:p text:style-name="Standard">ᎣᏍᏓ ᎦᏚ ᏓᎦᏚᏂ.</text:p>
      <text:p text:style-name="Standard">ᏏᏆᏍ ᎣᏍᏓ ᎦᏚ ᎬᏩᏘᏗ?</text:p>
      <text:p text:style-name="Standard">Ꭳ, ᎥᎥ, ᎬᏩᏘᏗ.</text:p>
      <text:p text:style-name="Standard">ᎠᏎᏃ, ᎥᏍᎩᎾ ᏙᎯᏳ ᎦᎾᎵ.</text:p>
      <text:p text:style-name="Standard">ᏪᏌᏍ ᎣᏍᏓ ᎦᏚ ᎬᏩᏘᏗ?</text:p>
      <text:p text:style-name="Standard">Ꭳ, ᎥᎥ, ᎬᏩᏘᏗ.</text:p>
      <text:p text:style-name="Standard">ᎠᏎᏃ, ᎥᏍᎩᎾ ᏙᎯᏳ ᎦᎾᎵ.</text:p>
      <text:p text:style-name="Standard">ᎧᏂᏈᏌᏍ ᎣᏍᏓ ᎦᏚ ᎬᏩᏘᏗ?</text:p>
      <text:p text:style-name="Standard">Ꭳ, ᎥᎥ, ᎬᏩᏘᏗ.</text:p>
      <text:p text:style-name="Standard">ᎠᏎᏃ, ᎥᏍᎩᎾ ᏙᎯᏳ ᎦᎾᎵ.</text:p>
      <text:p text:style-name="Standard">ᎦᎪ ᏓᎦᏚᏂ?</text:p>
      <text:p text:style-name="Standard">“Ꮭ ᏱᏂᏓᎦᏛᏁᎵ,” ᎤᏛᏁ ᏏᏆ.</text:p>
      <text:p text:style-name="Standard">“Ꮭ ᏱᏂᏓᎦᏛᏁᎵ,” ᎤᏛᏁ ᏪᏌ.</text:p>
      <text:p text:style-name="Standard">“Ꮭ ᏱᏂᏓᎦᏛᏁᎵ,” ᎤᏛᏁ ᎧᏂᏈᏌ.</text:p>
      <text:p text:style-name="Standard">“ᎾᎯᏳ ᏂᏓᎦᏛᏁᎵ,” ᎤᏛᏁ ᏥᏔᎦ ᎠᎩᏏ.</text:p>
      <text:p text:style-name="Standard">ᎠᎴ ᏄᏛᏁᎴ.</text:p>
      <text:h text:style-name="Heading_20_1" text:outline-level="1">ᎠᏯᏙᎸᎢ 37</text:h>
      <text:p text:style-name="Standard">“ᎢᎦᏓ ᎦᏚ ᏬᎩᎮᏍᏗ,” ᎤᏛᏁ ᏏᏆ.<text:span text:style-name="T20"/><text:span text:style-name="T20"/></text:p>
      <text:p text:style-name="Standard">“ᎥᎥ,” ᎤᏛᏁ ᏪᏌ.</text:p>
      <text:p text:style-name="Standard">“ᎢᎦᏓ ᎦᏚ ᏬᎩᎮᏍᏗ.”</text:p>
      <text:p text:style-name="Standard">“Ꭳ, ᎥᎥ, Ꭵ,” ᎤᏛᏁ ᎧᏂᏈᏌ.</text:p>
      <text:p text:style-name="Standard">“ᎢᎦᏓ ᎦᏚ ᏬᎩᎮᏍᏗ.”</text:p>
      <text:p text:style-name="Standard">“ᏥᏔᎦ ᎠᎩᏏ ᎣᏍᏓ ᎦᏚ ᎬᏩᏘᏗ,” ᎤᏛᏁ ᏏᏆ.<text:span text:style-name="T20"/></text:p>
      <text:p text:style-name="Standard">“ᏥᏔᎦ ᎠᎩᏏ ᎣᏍᏓ ᎦᏚ ᎬᏩᏘᏗ,” ᎤᏛᏁ ᏪᏌ.<text:span text:style-name="T20"/></text:p>
      <text:p text:style-name="Standard">“ᏥᏔᎦ ᎠᎩᏏ ᎣᏍᏓ ᎦᏚ ᎬᏩᏘᏗ,” ᎤᏛᏁ ᎧᏂᏈᏌ.<text:span text:style-name="T20"/></text:p>
      <text:p text:style-name="Standard">“ᎦᎪ ᎠᎩᏘᏗ ᎠᎩᏍᏕᎵᎭ?” ᎤᏛᏁ ᏥᏔᎦ ᎠᎩᏏ.<text:span text:style-name="T20"/></text:p>
      <text:p text:style-name="Standard">“ᏂᏔᏛᏁᎵ, ᏪᏌ?</text:p>
      <text:p text:style-name="Standard">ᏂᏔᏛᏁᎵ, ᎧᏂᏈᏌ?</text:p>
      <text:p text:style-name="Standard">ᏂᏔᏛᏁᎵ, ᏏᏆ?”</text:p>
      <text:p text:style-name="Standard">“Ꮭ ᏱᏂᏓᎦᏛᏁᎵ,” ᎤᏛᏁ ᏪᏌ.</text:p>
      <text:p text:style-name="Standard">“Ꮭ ᏱᏂᏓᎦᏛᏁᎵ,” ᎤᏛᏁ ᎧᏂᏈᏌ.</text:p>
      <text:p text:style-name="Standard">“Ꮭ ᏱᏂᏓᎦᏛᏁᎵ,” ᎤᏛᏁ ᏏᏆ.</text:p>
      <text:p text:style-name="Standard">“ᎾᎯᏳ ᎠᏋᏌ ᏂᏓᎦᏛᏁᎵ,” ᎤᏛᏁ ᏥᏔᎦ ᎠᎩᏏ.<text:span text:style-name="T74"/></text:p>
      <text:p text:style-name="Standard">ᎠᎴ ᏄᏛᏁᎴ.</text:p>
      <text:h text:style-name="Heading_20_1" text:outline-level="1">ᎠᏯᏙᎸᎢ 38</text:h>
      <text:p text:style-name="Standard">Ꮒ, ᎦᏚ ᎤᏬᏢᏁ.</text:p>
      <text:p text:style-name="Standard">ᎥᏍᎩᎾ ᎦᏍᎩᎸᎢ.</text:p>
      <text:p text:style-name="Standard">ᏛᎩᏍ Ꮎ ᎤᏍᏗ ᎠᎩᎦᎨ ᏥᏔᎦ ᎠᎩᏏ?</text:p>
      <text:p text:style-name="Standard">ᏏᏆ ᏄᎩᏒᎾ ᏱᎩ.</text:p>
      <text:p text:style-name="Standard">ᎠᎴ ᏪᏌ ᏄᎩᏒᎾ ᏱᎩ.</text:p>
      <text:p text:style-name="Standard"><text:soft-page-break/>ᎠᎴ ᎧᏂᏈᏌ ᏄᎩᏒᎾ ᏱᎩ.</text:p>
      <text:p text:style-name="Standard">ᎠᏂᎩᏒᎭ ᏱᏂᎬᏩᎾᏛᏁᏗ.</text:p>
      <text:p text:style-name="Standard">ᎥᏍᎩᎾ ᏙᎯᏳ ᎠᏂᎾᎵ ᎢᏳᏍᏗ Ꮭ ᏳᏂᏩᏚᏁ.</text:p>
      <text:p text:style-name="Standard">ᎤᏂᎩᏍᏗ Ꮭ ᎥᏍᎩᎾ ᎠᏂᎾᎵ ᏱᎩ.</text:p>
      <text:p text:style-name="Standard">Ꭳ, ᏥᏈᏍᏗ ᎣᏍᏓ ᏂᎬᏫᏍᏗ ᎦᏚ!</text:p>
      <text:p text:style-name="Standard">ᎥᎥ, ᏭᎪᏛ ᎣᏍᏓ ᏂᎬᏫᏍᏗ ᎦᏚ.</text:p>
      <text:p text:style-name="Standard">ᎠᎬᎭᏍ Ꮎ ᏏᏆ?</text:p>
      <text:p text:style-name="Standard">Ꭳ, ᎥᎥ, ᏯᎩᏒᎭ.</text:p>
      <text:p text:style-name="Standard">ᏪᏌ ᎠᎬᎭ ᏍᏊ ᏱᏂᎬᏩᏛᏁᏗ.</text:p>
      <text:p text:style-name="Standard">ᎧᏂᏈᏌ ᎠᎬᎭ ᏍᏊ ᏱᏂᎬᏩᏛᏁᏗ.</text:p>
      <text:p text:style-name="Standard">ᏏᏆᏍ ᎬᏩᎩᏍᏗ ᎦᏍᎩᎸᎢ?</text:p>
      <text:p text:style-name="Standard">Ꭳ, ᎥᎥ, ᏏᏆ ᎦᏍᎩᎸᎢ ᎬᏩᎩᏍᏗ.<text:span text:style-name="T21"/></text:p>
      <text:p text:style-name="Standard">ᏪᏌᏍ ᎬᏩᎩᏍᏗ ᎦᏍᎩᎸᎢ?</text:p>
      <text:p text:style-name="Standard">ᎥᎥ, ᎦᏍᎩᎸᎢ ᎬᏩᎩᏍᏗ.</text:p>
      <text:p text:style-name="Standard">ᎧᏂᏈᏌᏍ ᎬᏩᎩᏍᏗ ᎦᏍᎩᎸᎢ?</text:p>
      <text:p text:style-name="Standard">ᎥᎥ, ᎦᏍᎩᎸᎢ ᎬᏩᎩᏍᏗ.</text:p>
      <text:h text:style-name="Heading_20_1" text:outline-level="1">ᎠᏯᏙᎸᎢ 39</text:h>
      <text:p text:style-name="Standard">ᏣᎦᏎᏍᏕᏍᏗ! ᏣᎦᏎᏍᏕᏍᏗ, ᎤᏍᏗ ᎠᎩᎦᎨ ᏥᏔᎦ ᎠᎩᏏ!<text:span text:style-name="T75"/><text:span text:style-name="T75"/><text:span text:style-name="T21"/></text:p>
      <text:p text:style-name="Standard">ᏪᏌ ᏛᎩᎸᏂ ᎦᏍᎩᎸᎢ.<text:span text:style-name="T22"/></text:p>
      <text:p text:style-name="Standard">ᎦᏚ ᏓᎦᏃᏍᎩᏏ.</text:p>
      <text:p text:style-name="Standard">ᏏᏆ ᎯᎪᏩᏔ.</text:p>
      <text:p text:style-name="Standard">ᎬᏩᎩᎸᏗᏍ ᎦᏍᎩᎸᎢ?</text:p>
      <text:p text:style-name="Standard">ᎥᏝ, Ꮭ ᎦᏍᎩᎸᎢ ᏱᎬᏩᎩᎸᏗ.<text:span text:style-name="T23"/></text:p>
      <text:p text:style-name="Standard">ᎠᏎᏃ, ᏪᏌ ᎦᏍᎩᎸᎢ ᎬᏩᎩᎸᏗ.<text:span text:style-name="T23"/></text:p>
      <text:p text:style-name="Standard">ᎠᎴ ᎧᏂᏈᏌ ᎦᏍᎩᎸᎢ ᎬᏩᎩᎸᏗ.<text:span text:style-name="T23"/></text:p>
      <text:p text:style-name="Standard">ᏏᏆ ᎬᏩᏃᏍᎩᏍᏗ.</text:p>
      <text:p text:style-name="Standard">ᏪᏌ ᎬᏩᏃᏍᎩᏍᏗ.</text:p>
      <text:p text:style-name="Standard">ᎧᏂᏈᏌ ᎬᏩᏃᏍᎩᏍᏗ.</text:p>
      <text:p text:style-name="Standard">ᎦᏚ ᏛᏂᏃᏍᎩᏏ.</text:p>
      <text:p text:style-name="Standard">Ꮒ! ᎦᎯᏯᎦᏙᏍᏓ, ᎤᏍᏗ ᎠᎩᎦᎨ ᏥᏔᎦ ᎠᎩᏏ!<text:span text:style-name="T23"/></text:p>
      <text:p text:style-name="Standard">Ꮒ! Ꮒ!<text:span text:style-name="T24"/></text:p>
      <text:p text:style-name="Standard">ᏛᎾᎩᎸᏂ ᎦᏍᎩᎸᎢ.</text:p>
      <text:p text:style-name="Standard">ᎦᏚ ᏛᏂᏃᏍᎩᏏ.</text:p>
      <text:p text:style-name="Standard">ᎦᎯᏯᎦᏙᏍᏓ! ᎦᎯᏯᎦᏙᏍᏓ!<text:span text:style-name="T25"/></text:p>
      <text:p text:style-name="Standard">ᎤᏍᏗ ᎠᎩᎦᎨ ᏥᏔᎦ ᎠᎩᏏ, ᎦᎯᏯᎦᏙᏍᏓ!</text:p>
      <text:h text:style-name="Heading_20_1" text:outline-level="1">ᎠᏯᏙᎸᎢ 40</text:h>
      <text:p text:style-name="Standard">ᎦᎾᎵ ᏏᏆ ᎤᎦᏙᏍᏔᏁ Ꮎ ᎤᏍᏗ ᎠᎩᎦᎨ ᏥᏔᎦ ᎠᎩᏏ.<text:span text:style-name="T26"/></text:p>
      <text:p text:style-name="Standard">ᎦᎾᎵ ᏪᏌ ᎤᎦᏙᏍᏔᏁ.</text:p>
      <text:p text:style-name="Standard">ᎦᎾᎵ ᎧᏂᏈᏌ ᎤᎦᏙᏍᏔᏁ.</text:p>
      <text:p text:style-name="Standard">“ᎯᎪᏩᏔ, ᎢᎦᏓ ᎦᏚ ᎠᎩᎭ, ᏏᏆ,” ᎤᏛᏁ.<text:span text:style-name="T26"/></text:p>
      <text:p text:style-name="Standard">“ᎯᎪᏩᏔ, ᎢᎦᏓ ᎦᏚ ᎠᎩᎭ, ᏪᏌ,” ᎤᏛᏁ.<text:span text:style-name="T26"/></text:p>
      <text:p text:style-name="Standard">“ᎯᎪᏩᏔ, ᎢᎦᏓ ᎦᏚ ᎠᎩᎭ, ᎧᏂᏈᏌ,” ᎤᏛᏁ.<text:span text:style-name="T27"/></text:p>
      <text:p text:style-name="Standard">“ᎥᎥ, ᎰᏍᏓ ᏣᏍᏗ ᏥᏔᎦ,” ᎤᏛᏁ ᏏᏆ.<text:span text:style-name="T76"/><text:span text:style-name="T27"/></text:p>
      <text:p text:style-name="P16">“ᎥᎥ, ᎰᏍᏓ ᏣᏍᏗ ᏥᏔᎦ,” ᎤᏛᏁ ᏪᏌ.<text:span text:style-name="T76"/><text:span text:style-name="T27"/></text:p>
      <text:p text:style-name="P16">“ᎥᎥ, ᎰᏍᏓ ᏣᏍᏗ ᏥᏔᎦ,” ᎤᏛᏁ ᎧᏂᏈᏌ.<text:span text:style-name="T76"/><text:span text:style-name="T27"/></text:p>
      <text:p text:style-name="Standard">ᏥᏔᎦ ᎤᏩᏌ ᎤᏰᏘᏎᎴ.</text:p>
      <text:p text:style-name="Standard">“ᎦᎪ ᎤᎩᏔ ᎤᏩᏛᎮ?”, ᎤᏛᏁ ᎤᏍᏗ ᎠᎩᎦᎨ ᏥᏔᎦ ᎠᎩᏏ.<text:span text:style-name="T27"/></text:p>
      <text:p text:style-name="Standard"><text:soft-page-break/>“ᏣᏩᏛᎲᎩ,” ᎤᏛᏁ ᏏᏆ.<text:span text:style-name="T78"/></text:p>
      <text:p text:style-name="Standard">“ᏣᏩᏛᎲᎩ,” ᎤᏛᏁ ᏪᏌ.<text:span text:style-name="T78"/></text:p>
      <text:p text:style-name="Standard">“ᏣᏩᏛᎲᎩ,” ᎤᏛᏁ ᎧᏂᏈᏌ.<text:span text:style-name="T78"/></text:p>
      <text:p text:style-name="Standard">ᏥᏔᎦ ᎤᏩᏌ ᎤᏰᏘᏎᎴ.</text:p>
      <text:h text:style-name="Heading_20_1" text:outline-level="1">ᎠᏯᏙᎸᎢ 41</text:h>
      <text:p text:style-name="Standard">“ᎦᎪ ᎤᎩᏔ ᎤᏫᏎ?” ᎤᏛᏁ ᎤᏍᏗ ᎠᎩᎦᎨ ᏥᏔᎦ ᎠᎩᏏ.<text:span text:style-name="T28"/></text:p>
      <text:p text:style-name="Standard">“ᏣᏫᏒᎩ,” ᎤᏛᏁ ᏏᏆ.<text:span text:style-name="T77"/></text:p>
      <text:p text:style-name="Standard">“ᏣᏫᏒᎩ,” ᎤᏛᏁ ᏪᏌ.<text:span text:style-name="T77"/></text:p>
      <text:p text:style-name="Standard">“ᏣᏫᏒᎩ,” ᎤᏛᏁ ᎧᏂᏈᏌ.<text:span text:style-name="T77"/></text:p>
      <text:p text:style-name="Standard">ᎤᏍᏗ ᎠᎩᎦᎨ ᏥᏔᎦ ᎠᎩᏏ ᎤᏩᏌ ᎤᏰᏘᏎᎴ.<text:span text:style-name="T28"/></text:p>
      <text:p text:style-name="Standard">“ᎦᎪ ᎤᏣᎴᏍᏗ ᎤᏩᏟᏌᏁ?” ᎤᏛᏁ ᎤᏍᏗ ᎠᎩᎦᎨ ᏥᏔᎦ ᎠᎩᏏ.<text:span text:style-name="T28"/></text:p>
      <text:p text:style-name="Standard">“ᏣᏩᏟᏌᏅᎩ,” ᎤᏛᏁ ᏏᏆ.<text:span text:style-name="T79"/></text:p>
      <text:p text:style-name="Standard">“ᏣᏩᏟᏌᏅᎩ,” ᎤᏛᏁ ᏪᏌ.<text:span text:style-name="T79"/></text:p>
      <text:p text:style-name="Standard">“ᏣᏩᏟᏌᏅᎩ,” ᎤᏛᏁ ᎧᏂᏈᏌ.<text:span text:style-name="T79"/></text:p>
      <text:p text:style-name="Standard">ᎤᏍᏗ ᎠᎩᎦᎨ ᏥᏔᎦ ᎠᎩᏏ ᎤᏩᏌ ᎤᏰᏘᏎᎴ.<text:span text:style-name="T85"/><text:span text:style-name="T28"/></text:p>
      <text:p text:style-name="Standard">“ᎦᎪ ᎤᏣᎴᏍᏗ ᏗᏍᏙᏍᎩᎢ ᎤᏫᏛᎮ?” ᎤᏛᏁ ᎤᏍᏗ ᎠᎩᎦᎨ ᏥᏔᎦ ᎠᎩᏏ.<text:span text:style-name="T28"/></text:p>
      <text:p text:style-name="Standard">“ᏣᏫᏛᎲᎩ,” ᎤᏛᏁ ᏏᏆ.<text:span text:style-name="T80"/></text:p>
      <text:p text:style-name="Standard">“ᏣᏫᏛᎲᎩ,” ᎤᏛᏁ ᏪᏌ.<text:span text:style-name="T81"/></text:p>
      <text:p text:style-name="Standard">“ᏣᏫᏛᎲᎩ,” ᎤᏛᏁ ᎧᏂᏈᏌ.<text:span text:style-name="T82"/></text:p>
      <text:p text:style-name="Standard">ᎤᏍᏗ ᎠᎩᎦᎨ ᏥᏔᎦ ᎠᎩᏏ ᎤᏩᏌ ᎤᏰᏘᏎᎴ.<text:span text:style-name="T28"/></text:p>
      <text:p text:style-name="Standard">ᎣᏍᏓ ᎤᏍᏗ ᎠᎩᎦᎨ ᏥᏔᎦ ᎠᎩᏏ.</text:p>
      <text:p text:style-name="Standard">“ᎦᎪ ᎦᏚ ᎤᏩᏚᏁ?” ᎤᏛᏁ ᎤᏍᏗ ᎠᎩᎦᎨ ᏥᏔᎦ ᎠᎩᏏ.<text:span text:style-name="T83"/><text:span text:style-name="T29"/></text:p>
      <text:p text:style-name="Standard">“ᏣᏚᏅᎩ,” ᎤᏛᏁ ᏏᏆ.<text:span text:style-name="T84"/></text:p>
      <text:p text:style-name="Standard">“ᏣᏚᏅᎩ,” ᎤᏛᏁ ᏪᏌ.<text:span text:style-name="T84"/></text:p>
      <text:p text:style-name="Standard">“ᏣᏚᏅᎩ,” ᎤᏛᏁ ᎧᏂᏈᏌ.<text:span text:style-name="T84"/></text:p>
      <text:p text:style-name="Standard">ᎤᏍᏗ ᎠᎩᎦᎨ ᏥᏔᎦ ᎠᎩᏏ ᎤᏩᏌ ᎤᏰᏘᏎᎴ.<text:span text:style-name="T29"/></text:p>
      <text:p text:style-name="Standard">“ᏃᏊ ᎤᏣᎴᏍᏗ ᎪᏢᏔᏅ ᎦᏚ,” ᎤᏛᏁ ᎤᏍᏗ ᎠᎩᎦᎨ ᏥᏔᎦ ᎠᎩᏏ.<text:span text:style-name="T29"/></text:p>
      <text:p text:style-name="Standard">“ᎥᎥ,” ᎤᏛᏁ ᏏᏆ.</text:p>
      <text:p text:style-name="Standard">“ᎥᎥ,” ᎤᏛᏁ ᏪᏌ.</text:p>
      <text:p text:style-name="Standard">“ᎥᎥ,” ᎤᏛᏁ ᎧᏂᏈᏌ.</text:p>
      <text:p text:style-name="Standard">“ᎦᎪ ᏓᏣᏍᏕᎸᎯ ᎦᏚ ᎠᎵᎩᏍᏗ?” ᎤᏛᏁ ᎤᏍᏗ ᎠᎩᎦᎨ ᏥᏔᎦ ᎠᎩᏏ.<text:span text:style-name="T30"/><text:span text:style-name="T31"/></text:p>
      <text:p text:style-name="Standard">“ᏓᎬᏍᏕᎸᎯ,” ᎤᏛᏁ ᏏᏆ.<text:span text:style-name="T86"/></text:p>
      <text:p text:style-name="Standard">“ᏓᎬᏍᏕᎸᎯ,” ᎤᏛᏁ ᏪᏌ.<text:span text:style-name="T86"/></text:p>
      <text:p text:style-name="Standard">“ᏓᎬᏍᏕᎸᎯ,” ᎤᏛᏁ ᎧᏂᏈᏌ.<text:span text:style-name="T86"/></text:p>
      <text:p text:style-name="Standard">“Ꮭ ᏱᏂᏓᏣᏛᏁᎵ,” ᎤᏛᏁ ᎤᏍᏗ ᎠᎩᎦᎨ ᏥᏔᎦ ᎠᎩᏏ.<text:span text:style-name="T32"/></text:p>
      <text:p text:style-name="Standard">“Ꮭ ᎦᏚ ᏱᏓᏥᎩ.</text:p>
      <text:p text:style-name="Standard">Ꮭ ᎤᎩᏔ ᏱᏥᏩᏛᎲᎩ.</text:p>
      <text:p text:style-name="Standard">Ꮭ ᏱᏥᏫᏒᎭ.</text:p>
      <text:p text:style-name="Standard">Ꮭ ᎤᏣᎴᏍᏗ ᏱᏥᏟᏌᏅᎭ.</text:p>
      <text:p text:style-name="Standard">Ꮭ ᏗᏍᏙᏍᎩᎢ ᏱᏥᏫᏛᎲᎭ.</text:p>
      <text:p text:style-name="Standard">Ꮭ ᏗᏍᏙᏍᎩᎢ ᏱᏥᎩᏒᏒᎭ.<text:span text:style-name="T32"/></text:p>
      <text:p text:style-name="Standard">Ꮭ ᏕᎦᎵᏗ ᏱᏥᏍᏚᎢᏒᎭ.</text:p>
      <text:p text:style-name="Standard">Ꮭ ᎦᏚ ᏱᏥᏚᏅᎭ.</text:p>
      <text:p text:style-name="Standard">ᏃᏊ, Ꮭ ᏱᏓᏥᎩ.</text:p>
      <text:p text:style-name="Standard">ᎠᏋᏌ ᏓᏥᎩ.<text:span text:style-name="T33"/></text:p>
      <text:p text:style-name="Standard">“Ꭳ, ᏪᎾ, ᎯᎾᎵ ᏏᏆ!</text:p>
      <text:p text:style-name="Standard">ᏪᎾ!</text:p>
      <text:p text:style-name="Standard">Ꭳ, ᏪᎾ, ᎯᎾᎵ ᏪᏌ!</text:p>
      <text:p text:style-name="Standard">ᏪᎾ!</text:p>
      <text:p text:style-name="Standard"><text:soft-page-break/>Ꭳ, ᏪᎾ, ᎯᎾᎵ ᎧᏂᏈᏌ!</text:p>
      <text:p text:style-name="Standard">ᏪᎾ!</text:p>
      <text:p text:style-name="Standard">ᏫᏤᎾ! ᏫᏤᎾ! ᏫᏤᎾ!”<text:span text:style-name="T34"/><text:span text:style-name="T34"/></text:p>
      <text:p text:style-name="Standard">ᎠᎴ ᏭᏁᏅᏎ.</text:p>
      <text:h text:style-name="Heading_20_1" text:outline-level="1">Ꮎ ᎧᏃᎮᏗ ᎤᏍᏗ ᎠᎩᎦᎨ ᏥᏔᎦ ᎠᎩᏏ.</text:h>
      <text:h text:style-name="Heading_20_2" text:outline-level="2">ᏂᎦᏓ ᎧᏃᎮᏗ</text:h>
      <text:h text:style-name="Heading_20_3" text:outline-level="3"><text:span text:style-name="T87">ᎠᏯᏙᎸᎢ 1</text:span></text:h>
      <text:p text:style-name="Standard">ᏌᏊ ᎢᏳᏩᎪᏘ ᎤᏍᏗ ᎠᎩᎦᎨ ᏥᏔᎦ ᎠᎩᏏ ᎡᎮ.</text:p>
      <text:p text:style-name="Standard">ᎠᏂᏦᎢ ᏧᎾᎵᎢ ᎨᏎ.</text:p>
      <text:p text:style-name="Standard">ᏌᏊ ᎧᏂᏈᏌ ᎨᏎ.</text:p>
      <text:p text:style-name="Standard">ᏌᏊ ᏪᏌ ᎨᏎ.</text:p>
      <text:p text:style-name="Standard">ᏌᏊ ᏏᏆ ᎨᏎ.</text:p>
      <text:p text:style-name="Standard">ᏌᏊ ᎢᎦ ᎤᏍᏗ ᎠᎩᎦᎨ ᏥᏔᎦ ᎠᎩᏏ ᎤᎩᏔ ᎤᏩᏛᎮ.<text:span text:style-name="T35"/></text:p>
      <text:p text:style-name="Standard">ᎤᏣᎴᏍᏗ ᎤᎩᏔ ᎨᏎ.</text:p>
      <text:p text:style-name="Standard">“Ꭳ, ᏓᏤᎾ, ᏓᏤᎾ,” ᎤᏛᏁ ᎤᏍᏗ ᎠᎩᎦᎨ ᏥᏔᎦ ᎠᎩᏏ.<text:span text:style-name="T35"/></text:p>
      <text:p text:style-name="Standard">“ᏖᎾ, ᏏᏆ.</text:p>
      <text:p text:style-name="Standard">ᏖᎾ, ᏪᏌ.</text:p>
      <text:p text:style-name="Standard">ᏖᎾ, ᎧᏂᏈᏌ.</text:p>
      <text:p text:style-name="Standard">ᎪᎱᏍᏗ ᏥᏩᏔ. ᎢᏥᎪᏩᏔ.</text:p>
      <text:p text:style-name="Standard">ᎦᎪ ᏓᏣᏍᏕᎸᎯ ᎠᎩᏫᏍᏗ?”</text:p>
      <text:p text:style-name="Standard">“Ꮭ ᏱᏂᏓᎦᏛᏁᎵ,” ᎤᏛᏁ ᎦᎾᎵ ᏏᏆ.</text:p>
      <text:p text:style-name="Standard">“Ꮭ ᏱᏂᏓᎦᏛᏁᎵ,” ᎤᏛᏁ ᎦᎾᎵ ᏪᏌ.</text:p>
      <text:p text:style-name="Standard">“Ꮭ ᏱᏂᏓᎦᏛᏁᎵ,” ᎤᏛᏁ ᎧᏂᏈᏌ.</text:p>
      <text:p text:style-name="Standard">“ᎾᎯᏳ ᎠᏋᏌ ᏂᏓᎦᏛᏁᎵ,” ᎤᏛᏁ ᎤᏍᏗ ᎠᎩᎦᎨ ᏥᏔᎦ ᎠᎩᏏ.<text:span text:style-name="T88"/><text:span text:style-name="T35"/></text:p>
      <text:h text:style-name="P17" text:outline-level="3">ᎠᏯᏙᎸᎢ 2<text:span text:style-name="T87"/></text:h>
      <text:p text:style-name="Standard">ᎤᏣᎴᏍᏗᏃ ᎤᎩᏔ ᎤᏫᏎ Ꮎ ᎤᏍᏗ ᎠᎩᎦᎨ ᏥᏔᎦ ᎠᎩᏏ.<text:span text:style-name="T36"/></text:p>
      <text:p text:style-name="Standard">ᎤᏛᏎ ᎠᎴ ᎤᏛᏎ ᎠᎴ ᎤᏛᏎ.</text:p>
      <text:p text:style-name="Standard">ᎾᎯᏳ ᎤᏣᎴᏍᏗ ᎦᎪᏗ ᏄᎵᏍᏔᏁ.</text:p>
      <text:p text:style-name="Standard">ᎤᏣᎴᏍᏗᏃ ᎤᏂᎩᏔ ᎨᏎ.<text:span text:style-name="T36"/></text:p>
      <text:p text:style-name="Standard">“Ꭳ ᎤᏣᎴᏍᏗ ᎢᏥᎪᏩᏔ!” ᎤᏛᏁ ᎤᏍᏗ ᎠᎩᎦᎨ ᏥᏔᎦ ᎠᎩᏏ.<text:span text:style-name="T36"/></text:p>
      <text:p text:style-name="Standard">“ᎦᎪ ᎠᎩᏟᏐᏗ ᏛᎩᏍᏕᎸᎯ?”</text:p>
      <text:p text:style-name="Standard">“Ꮭ ᏱᏂᏓᎦᏛᏁᎵ,” ᎤᏛᏁ ᎦᎾᎵ ᏏᏆ.</text:p>
      <text:p text:style-name="Standard">“Ꮭ ᏱᏂᏓᎦᏛᏁᎵ,” ᎤᏛᏁ ᎦᎾᎵ ᏪᏌ.</text:p>
      <text:p text:style-name="Standard">“Ꮭ ᏱᏂᏓᎦᏛᏁᎵ,” ᎤᏛᏁ ᎧᏂᏈᏌ.</text:p>
      <text:p text:style-name="Standard">“ᎾᎯᏳ ᎠᏋᏌ ᏂᏓᎦᏛᏁᎵ,” ᎤᏛᏁ ᎤᏍᏗ ᎠᎩᎦᎨ ᏥᏔᎦ ᎠᎩᏏ.<text:span text:style-name="T89"/><text:span text:style-name="T37"/></text:p>
      <text:h text:style-name="P17" text:outline-level="3">ᎠᏯᏙᎸᎢ 3<text:span text:style-name="T87"/></text:h>
      <text:p text:style-name="Standard">ᎤᏣᎴᏍᏗᏃ ᎤᏩᏟᏌᏁ Ꮎ ᎤᏍᏗ ᎠᎩᎦᎨ ᏥᏔᎦ ᎠᎩᏏ.<text:span text:style-name="T38"/></text:p>
      <text:p text:style-name="Standard">ᏕᎦᎵᏗ ᎤᎵᏔᏁ.</text:p>
      <text:p text:style-name="Standard">“ᎦᎪ ᏕᎦᎵᏗ ᏗᏍᏙᏍᎩᎢ ᏛᏫᏛᎯ?” ᎤᏛᏁ ᎤᏍᏗ ᎠᎩᎦᎨ ᏥᏔᎦ ᎠᎩᏏ.<text:span text:style-name="T38"/></text:p>
      <text:p text:style-name="Standard">“Ꮭ ᏱᏂᏓᎦᏛᏁᎵ,” ᎤᏛᏁ ᎦᎾᎵ ᏏᏆ.</text:p>
      <text:p text:style-name="Standard">“Ꮭ ᏱᏂᏓᎦᏛᏁᎵ,” ᎤᏛᏁ ᎦᎾᎵ ᏪᏌ.</text:p>
      <text:p text:style-name="Standard">“Ꮭ ᏱᏂᏓᎦᏛᏁᎵ,” ᎤᏛᏁ ᎦᎾᎵ ᎧᏂᏈᏌ.</text:p>
      <text:p text:style-name="Standard">“ᎾᎯᏳ ᏂᏓᎦᏛᏁᎵ,” ᎤᏛᏁ ᎤᏍᏗ ᎠᎩᎦᎨ ᏥᏔᎦ ᎠᎩᏏ.<text:span text:style-name="T39"/><text:span text:style-name="T39"/></text:p>
      <text:p text:style-name="Standard">ᎠᎴ ᏄᏛᏁᎴ.</text:p>
      <text:h text:style-name="P17" text:outline-level="3"><text:soft-page-break/>ᎠᏯᏙᎸᎢ 4<text:span text:style-name="T87"/></text:h>
      <text:p text:style-name="Standard">ᏗᏍᏙᏍᎩ ᎤᏣᎴᏍᏗ ᎤᏍᏙᎡ.<text:span text:style-name="T90"/></text:p>
      <text:p text:style-name="Standard">ᎤᏍᏙᎡ ᎠᎴ ᎤᏍᏙᎡ ᎠᎴ ᎤᏍᏙᎡ.<text:span text:style-name="T40"/></text:p>
      <text:p text:style-name="Standard">ᎾᎯᏳ ᎢᏌ ᏄᎵᏍᏔᏁ Ꮎ ᎤᏣᎴᏍᏗ.<text:span text:style-name="T40"/></text:p>
      <text:p text:style-name="Standard">ᏕᎦᎵᏗ ᎢᏌ ᎤᎵᏔᏁ Ꮎ ᏗᏍᏙᏍᎩ.<text:span text:style-name="T91"/></text:p>
      <text:p text:style-name="Standard">“ᎦᎪ ᎢᏌ ᏛᎩᏒᏏ?” ᎤᏛᏁ ᎤᏍᏗ ᎠᎩᎦᎨ ᏥᏔᎦ ᎠᎩᏏ.<text:span text:style-name="T40"/></text:p>
      <text:p text:style-name="Standard">“Ꮭ ᏱᏂᏓᎦᏛᏁᎵ,” ᎤᏛᏁ ᎦᎾᎵ ᏏᏆ.</text:p>
      <text:p text:style-name="Standard">“Ꮭ ᏱᏂᏓᎦᏛᏁᎵ,” ᎤᏛᏁ ᎦᎾᎵ ᏪᏌ.</text:p>
      <text:p text:style-name="Standard">“Ꮭ ᏱᏂᏓᎦᏛᏁᎵ,” ᎤᏛᏁ ᎦᎾᎵ ᎧᏂᏈᏌ.</text:p>
      <text:p text:style-name="Standard">“ᎾᎯᏳ ᏂᏓᎦᏛᏁᎵ,” ᎤᏛᏁ ᎤᏍᏗ ᎠᎩᎦᎨ ᏥᏔᎦ ᎠᎩᏏ.<text:span text:style-name="T41"/></text:p>
      <text:p text:style-name="Standard">ᎠᎴ ᏗᏍᏙᏍᎩᎢ ᏭᏪᏅᏎ Ꮎ ᎤᏍᏗ ᎠᎩᎦᎨ ᏥᏔᎦ ᎠᎩᏏ.<text:span text:style-name="T41"/></text:p>
      <text:p text:style-name="Standard">ᎢᏌ ᎤᎩᏒᏎ.</text:p>
      <text:p text:style-name="Standard">“ᏃᏊ, ᎦᏚ ᏓᏗᏚᏂ,” ᎤᏛᏁ.<text:span text:style-name="T41"/></text:p>
      <text:p text:style-name="Standard">“ᎦᎪ ᎦᏚ ᏣᏘᏗ ᏛᎩᏍᏕᎸᎯ?”<text:span text:style-name="T41"/></text:p>
      <text:p text:style-name="Standard">“Ꮭ ᏱᏂᏓᎦᏛᏁᎵ,” ᎤᏛᏁ ᏪᏌ.</text:p>
      <text:p text:style-name="Standard">“Ꮭ ᏱᏂᏓᎦᏛᏁᎵ,” ᎤᏛᏁ ᎦᎾᎵ ᎧᏂᏈᏌ.</text:p>
      <text:p text:style-name="Standard">“Ꮭ ᏱᏂᏓᎦᏛᏁᎵ,” ᎤᏛᏁ ᏏᏆ.</text:p>
      <text:p text:style-name="Standard">“ᎾᎯᏳ ᏂᏓᎦᏛᏁᎵ,” ᎤᏛᏁ ᎤᏍᏗ ᎠᎩᎦᎨ ᏥᏔᎦ ᎠᎩᏏ.<text:span text:style-name="T41"/></text:p>
      <text:p text:style-name="Standard">ᎠᎴ ᏄᏛᏁᎴ.</text:p>
      <text:h text:style-name="P17" text:outline-level="3">ᎠᏯᏙᎸᎢ 5<text:span text:style-name="T87"/></text:h>
      <text:p text:style-name="Standard">ᏃᏊ ᎤᏍᏗ ᎠᎩᎦᎨ ᏥᏔᎦ ᎠᎩᏏ ᎦᏚ ᎤᏩᏚᏁ ᎤᏣᎴᏍᏗ ᎢᏌ ᎬᏗ.<text:span text:style-name="T42"/></text:p>
      <text:p text:style-name="Standard">ᎦᏍᎩᎸᎢ ᎤᏝᏁ.</text:p>
      <text:p text:style-name="Standard">“Ꮒ, ᎠᏆᏤᎵ ᎦᏚ, ᏏᏆ!” ᎤᏛᏁ.</text:p>
      <text:p text:style-name="Standard">“Ꮒ, ᏪᏌ!</text:p>
      <text:p text:style-name="Standard">Ꮒ, ᎧᏂᏈᏌ!</text:p>
      <text:p text:style-name="Standard">ᎦᎪ ᎠᎩᎩᏍᏗ ᏛᎩᏍᏕᎸᎯ?”</text:p>
      <text:p text:style-name="Standard">“ᏂᏓᎦᏛᏁᎵ,” ᎤᏛᏁ ᏏᏆ.</text:p>
      <text:p text:style-name="Standard">“ᏂᏓᎦᏛᏁᎵ,” ᎤᏛᏁ ᏪᏌ.</text:p>
      <text:p text:style-name="Standard">“ᏂᏓᎦᏛᏁᎵ,” ᎤᏛᏁ ᎧᏂᏈᏌ.</text:p>
      <text:p text:style-name="Standard">“ᎥᏝ! Ꮭ ᏱᏂᏓᏣᏛᏁᎵ,” ᎤᏛᏁ ᎤᏍᏗ ᎠᎩᎦᎨ ᏥᏔᎦ.<text:span text:style-name="T42"/></text:p>
      <text:p text:style-name="P8">“ᎠᏋᏌ ᏥᎩ.”</text:p>
      <text:p text:style-name="P8">ᎠᎴ ᏄᏛᏁᎴ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erif" fo:font-family="FreeSerif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22:31:11.129567719</meta:creation-date>
    <dc:title/>
    <meta:editing-duration>PT16H42M</meta:editing-duration>
    <meta:editing-cycles>139</meta:editing-cycles>
    <meta:generator>LibreOffice/7.3.7.2$Linux_X86_64 LibreOffice_project/30$Build-2</meta:generator>
    <dc:date>2023-06-22T23:08:09.185728006</dc:date>
    <meta:document-statistic meta:table-count="0" meta:image-count="0" meta:object-count="0" meta:page-count="19" meta:paragraph-count="853" meta:word-count="4744" meta:character-count="21554" meta:non-whitespace-character-count="17663"/>
    <meta:template xlink:type="simple" xlink:actuate="onRequest" xlink:title="default" xlink:href="../../../../../../../../Templates/default.ott" meta:date="2023-06-19T22:31:10.856684881"/>
  </office:meta>
</office:document-meta>
</file>